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Table1" style:family="table" style:master-page-name="Standard">
      <style:table-properties style:width="15.849cm" style:rel-width="96%" fo:margin-left="0cm" fo:margin-top="0cm" fo:margin-bottom="0cm" style:page-number="auto" table:align="left" style:writing-mode="lr-tb"/>
    </style:style>
    <style:style style:name="Table1.A" style:family="table-column">
      <style:table-column-properties style:column-width="15.849cm" style:rel-column-width="65535*"/>
    </style:style>
    <style:style style:name="Table1.1" style:family="table-row">
      <style:table-row-properties style:min-row-height="4.286cm" fo:keep-together="auto"/>
    </style:style>
    <style:style style:name="Table1.A1" style:family="table-cell">
      <style:table-cell-properties style:vertical-align="bottom" fo:padding="0cm" fo:border="none"/>
    </style:style>
    <style:style style:name="Table1.2" style:family="table-row">
      <style:table-row-properties style:min-row-height="11.827cm" fo:keep-together="auto"/>
    </style:style>
    <style:style style:name="P1" style:family="paragraph" style:parent-style-name="Standard">
      <style:text-properties fo:language="en" fo:country="GB" fo:font-weight="bold" style:font-weight-asian="bold"/>
    </style:style>
    <style:style style:name="P2" style:family="paragraph" style:parent-style-name="Standard" style:list-style-name="WWNum6">
      <style:text-properties fo:language="en" fo:country="GB"/>
    </style:style>
    <style:style style:name="P3" style:family="paragraph" style:parent-style-name="Standard">
      <style:text-properties fo:language="en" fo:country="GB" officeooo:paragraph-rsid="001cea18"/>
    </style:style>
    <style:style style:name="P4" style:family="paragraph" style:parent-style-name="Standard">
      <style:text-properties fo:language="en" fo:country="GB"/>
    </style:style>
    <style:style style:name="P5" style:family="paragraph" style:parent-style-name="Standard">
      <style:text-properties fo:language="en" fo:country="none"/>
    </style:style>
    <style:style style:name="P6" style:family="paragraph" style:parent-style-name="Standard">
      <style:text-properties officeooo:paragraph-rsid="00195849"/>
    </style:style>
    <style:style style:name="P7" style:family="paragraph" style:parent-style-name="Standard">
      <style:text-properties fo:language="en" fo:country="none" fo:font-style="normal" fo:font-weight="normal" officeooo:rsid="00195849" officeooo:paragraph-rsid="00195849" style:font-style-asian="normal" style:font-weight-asian="normal" style:font-style-complex="normal" style:font-weight-complex="normal"/>
    </style:style>
    <style:style style:name="P8" style:family="paragraph" style:parent-style-name="Footer">
      <style:paragraph-properties fo:text-align="end" style:justify-single-word="false"/>
    </style:style>
    <style:style style:name="P9" style:family="paragraph" style:parent-style-name="Standard">
      <style:text-properties fo:language="en" fo:country="GB"/>
    </style:style>
    <style:style style:name="P10" style:family="paragraph" style:parent-style-name="Standard">
      <style:text-properties fo:language="en" fo:country="GB" fo:font-weight="bold" style:font-weight-asian="bold"/>
    </style:style>
    <style:style style:name="P11" style:family="paragraph" style:parent-style-name="Standard">
      <style:text-properties fo:language="en" fo:country="GB" officeooo:rsid="001cea18" officeooo:paragraph-rsid="001cea18"/>
    </style:style>
    <style:style style:name="P12" style:family="paragraph" style:parent-style-name="Standard">
      <style:text-properties fo:language="en" fo:country="GB" officeooo:rsid="00209232" officeooo:paragraph-rsid="00209232"/>
    </style:style>
    <style:style style:name="P13" style:family="paragraph" style:parent-style-name="Standard">
      <style:text-properties fo:language="en" fo:country="none" fo:font-style="normal" fo:font-weight="normal" officeooo:rsid="001f6e1f" officeooo:paragraph-rsid="001f6e1f" style:font-style-asian="normal" style:font-weight-asian="normal" style:font-style-complex="normal" style:font-weight-complex="normal"/>
    </style:style>
    <style:style style:name="P14" style:family="paragraph" style:parent-style-name="Standard">
      <style:text-properties fo:language="en" fo:country="none" fo:font-weight="bold" style:font-weight-asian="bold"/>
    </style:style>
    <style:style style:name="P15" style:family="paragraph" style:parent-style-name="Standard">
      <style:text-properties officeooo:paragraph-rsid="00195849"/>
    </style:style>
    <style:style style:name="P16" style:family="paragraph" style:parent-style-name="Standard">
      <style:text-properties officeooo:paragraph-rsid="00164fd8"/>
    </style:style>
    <style:style style:name="P17" style:family="paragraph" style:parent-style-name="Standard">
      <style:text-properties officeooo:paragraph-rsid="001b5ff6"/>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fo:language="en" fo:country="none"/>
    </style:style>
    <style:style style:name="P20" style:family="paragraph" style:parent-style-name="Contents_20_3">
      <style:paragraph-properties fo:margin-left="0cm" fo:margin-right="0cm" fo:text-indent="0cm" style:auto-text-indent="false">
        <style:tab-stops>
          <style:tab-stop style:position="16.492cm" style:type="right" style:leader-style="dotted" style:leader-text="."/>
        </style:tab-stops>
      </style:paragraph-properties>
      <style:text-properties fo:language="en" fo:country="GB" style:language-asian="zh" style:country-asian="CN"/>
    </style:style>
    <style:style style:name="P21" style:family="paragraph" style:parent-style-name="Heading_20_1">
      <style:paragraph-properties fo:margin-left="0cm" fo:margin-right="0cm" fo:text-indent="0cm" style:auto-text-indent="false"/>
      <style:text-properties fo:language="en" fo:country="none" fo:font-style="normal" fo:font-weight="normal" officeooo:rsid="001f6e1f" officeooo:paragraph-rsid="00237222" style:font-style-asian="normal" style:font-weight-asian="normal" style:font-style-complex="normal" style:font-weight-complex="normal"/>
    </style:style>
    <style:style style:name="P22" style:family="paragraph" style:parent-style-name="Standard">
      <style:paragraph-properties fo:break-before="page"/>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language="en" fo:country="none" fo:font-style="normal" fo:font-weight="normal" officeooo:rsid="001f6e1f" officeooo:paragraph-rsid="00237222" style:font-style-asian="normal" style:font-weight-asian="normal" style:font-style-complex="normal" style:font-weight-complex="normal"/>
    </style:style>
    <style:style style:name="P25" style:family="paragraph" style:parent-style-name="Heading_20_1">
      <style:text-properties fo:color="#00000a" style:font-name="Cambria" fo:font-size="11pt" fo:language="en" fo:country="GB" style:font-name-asian="宋体" style:font-size-asian="11pt" style:font-size-complex="11pt"/>
    </style:style>
    <style:style style:name="P26" style:family="paragraph" style:parent-style-name="Heading_20_1">
      <style:paragraph-properties fo:margin-top="0.494cm" fo:margin-bottom="0.353cm" loext:contextual-spacing="false"/>
    </style:style>
    <style:style style:name="P27" style:family="paragraph" style:parent-style-name="Contents_20_1">
      <style:paragraph-properties>
        <style:tab-stops>
          <style:tab-stop style:position="16.492cm" style:type="right" style:leader-style="dotted" style:leader-text="."/>
        </style:tab-stops>
      </style:paragraph-properties>
    </style:style>
    <style:style style:name="P28" style:family="paragraph" style:parent-style-name="Standard">
      <style:text-properties fo:language="en" fo:country="GB"/>
    </style:style>
    <style:style style:name="P29" style:family="paragraph" style:parent-style-name="Standard">
      <style:text-properties fo:language="en" fo:country="GB" fo:font-weight="bold" style:font-weight-asian="bold"/>
    </style:style>
    <style:style style:name="P30" style:family="paragraph" style:parent-style-name="Standard" style:list-style-name="WWNum6">
      <style:text-properties fo:language="en" fo:country="GB"/>
    </style:style>
    <style:style style:name="P31" style:family="paragraph" style:parent-style-name="Standard" style:list-style-name="WWNum6">
      <style:text-properties fo:language="en" fo:country="GB" officeooo:paragraph-rsid="001c9bfe"/>
    </style:style>
    <style:style style:name="P32" style:family="paragraph" style:parent-style-name="Standard" style:list-style-name="WWNum6">
      <style:text-properties fo:language="en" fo:country="GB" officeooo:paragraph-rsid="001cea18"/>
    </style:style>
    <style:style style:name="P33" style:family="paragraph" style:parent-style-name="Standard" style:list-style-name="L5">
      <style:text-properties fo:language="en" fo:country="GB" officeooo:rsid="001cea18" officeooo:paragraph-rsid="001cea18"/>
    </style:style>
    <style:style style:name="P34" style:family="paragraph" style:parent-style-name="Standard" style:list-style-name="L6">
      <style:text-properties fo:language="en" fo:country="GB" officeooo:rsid="001cea18" officeooo:paragraph-rsid="001cea18"/>
    </style:style>
    <style:style style:name="P35" style:family="paragraph" style:parent-style-name="Standard" style:list-style-name="WWNum1">
      <style:text-properties fo:language="en" fo:country="GB"/>
    </style:style>
    <style:style style:name="P36" style:family="paragraph" style:parent-style-name="Standard" style:list-style-name="WWNum1">
      <style:text-properties fo:language="en" fo:country="GB" officeooo:rsid="00209232" officeooo:paragraph-rsid="00209232"/>
    </style:style>
    <style:style style:name="P37" style:family="paragraph" style:parent-style-name="Standard" style:list-style-name="L4">
      <style:text-properties fo:language="en" fo:country="GB" officeooo:rsid="00209232" officeooo:paragraph-rsid="00209232"/>
    </style:style>
    <style:style style:name="P38" style:family="paragraph" style:parent-style-name="Standard" style:list-style-name="WWNum1">
      <style:text-properties fo:language="en" fo:country="GB" officeooo:rsid="001b5ff6" officeooo:paragraph-rsid="001b5ff6"/>
    </style:style>
    <style:style style:name="P39" style:family="paragraph" style:parent-style-name="Standard" style:list-style-name="WWNum3">
      <style:text-properties fo:language="en" fo:country="GB"/>
    </style:style>
    <style:style style:name="P40" style:family="paragraph" style:parent-style-name="Standard" style:list-style-name="WWNum4">
      <style:text-properties fo:language="en" fo:country="GB"/>
    </style:style>
    <style:style style:name="P41" style:family="paragraph" style:parent-style-name="Standard" style:list-style-name="WWNum5">
      <style:text-properties fo:language="en" fo:country="GB"/>
    </style:style>
    <style:style style:name="P42" style:family="paragraph" style:parent-style-name="Standard" style:list-style-name="WWNum2">
      <style:text-properties fo:language="en" fo:country="GB"/>
    </style:style>
    <style:style style:name="P43" style:family="paragraph" style:parent-style-name="Standard">
      <style:text-properties fo:language="en" fo:country="GB" fo:font-style="normal" fo:font-weight="normal" officeooo:rsid="001f6e1f" officeooo:paragraph-rsid="001f6e1f" style:font-style-asian="normal" style:font-weight-asian="normal" style:font-style-complex="normal" style:font-weight-complex="normal"/>
    </style:style>
    <style:style style:name="P44" style:family="paragraph" style:parent-style-name="Standard">
      <style:text-properties fo:language="en" fo:country="GB" officeooo:paragraph-rsid="001cea18"/>
    </style:style>
    <style:style style:name="P45" style:family="paragraph" style:parent-style-name="Standard">
      <style:text-properties fo:language="en" fo:country="none"/>
    </style:style>
    <style:style style:name="P46" style:family="paragraph" style:parent-style-name="Standard" style:list-style-name="WWNum7">
      <style:text-properties fo:language="en" fo:country="none"/>
    </style:style>
    <style:style style:name="P47" style:family="paragraph" style:parent-style-name="Standard" style:list-style-name="L7">
      <style:text-properties fo:language="en" fo:country="none"/>
    </style:style>
    <style:style style:name="P48" style:family="paragraph" style:parent-style-name="Standard" style:list-style-name="L8">
      <style:text-properties fo:language="en" fo:country="none"/>
    </style:style>
    <style:style style:name="P49" style:family="paragraph" style:parent-style-name="Standard" style:list-style-name="L10">
      <style:text-properties fo:language="en" fo:country="none" fo:font-style="normal" fo:font-weight="normal" officeooo:rsid="00195849" officeooo:paragraph-rsid="00195849" style:font-style-asian="normal" style:font-weight-asian="normal" style:font-style-complex="normal" style:font-weight-complex="normal"/>
    </style:style>
    <style:style style:name="P50" style:family="paragraph" style:parent-style-name="Standard">
      <style:text-properties fo:language="en" fo:country="none" fo:font-style="normal" fo:font-weight="normal" officeooo:rsid="00195849" officeooo:paragraph-rsid="00195849" style:font-style-asian="normal" style:font-weight-asian="normal" style:font-style-complex="normal" style:font-weight-complex="normal"/>
    </style:style>
    <style:style style:name="P51" style:family="paragraph" style:parent-style-name="Standard" style:list-style-name="L11">
      <style:text-properties fo:language="en" fo:country="none" fo:font-style="normal" fo:font-weight="normal" officeooo:rsid="001f6e1f" officeooo:paragraph-rsid="001f6e1f" style:font-style-asian="normal" style:font-weight-asian="normal" style:font-style-complex="normal" style:font-weight-complex="normal"/>
    </style:style>
    <style:style style:name="P52" style:family="paragraph" style:parent-style-name="Standard" style:list-style-name="L12">
      <style:text-properties fo:language="en" fo:country="none" fo:font-style="normal" fo:font-weight="normal" officeooo:rsid="001f6e1f" officeooo:paragraph-rsid="00237222" style:font-style-asian="normal" style:font-weight-asian="normal" style:font-style-complex="normal" style:font-weight-complex="normal"/>
    </style:style>
    <style:style style:name="P53" style:family="paragraph" style:parent-style-name="Standard" style:list-style-name="L14">
      <style:text-properties fo:language="en" fo:country="none" fo:font-style="normal" fo:font-weight="normal" officeooo:rsid="001f6e1f" officeooo:paragraph-rsid="0026216e" style:font-style-asian="normal" style:font-weight-asian="normal" style:font-style-complex="normal" style:font-weight-complex="normal"/>
    </style:style>
    <style:style style:name="P54" style:family="paragraph" style:parent-style-name="Standard" style:list-style-name="L1">
      <style:text-properties officeooo:paragraph-rsid="00164fd8"/>
    </style:style>
    <style:style style:name="P55" style:family="paragraph" style:parent-style-name="Standard" style:list-style-name="L2">
      <style:text-properties officeooo:paragraph-rsid="00164fd8"/>
    </style:style>
    <style:style style:name="P56" style:family="paragraph" style:parent-style-name="Standard" style:list-style-name="L3">
      <style:text-properties officeooo:paragraph-rsid="00164fd8"/>
    </style:style>
    <style:style style:name="P57" style:family="paragraph" style:parent-style-name="Standard" style:list-style-name="L3">
      <style:text-properties officeooo:paragraph-rsid="00180302"/>
    </style:style>
    <style:style style:name="P58" style:family="paragraph" style:parent-style-name="Standard" style:list-style-name="WWNum7"/>
    <style:style style:name="P59" style:family="paragraph" style:parent-style-name="Standard" style:list-style-name="L9"/>
    <style:style style:name="P60" style:family="paragraph" style:parent-style-name="Standard" style:list-style-name="L9">
      <style:text-properties officeooo:paragraph-rsid="00195849"/>
    </style:style>
    <style:style style:name="P61" style:family="paragraph" style:parent-style-name="Standard" style:list-style-name="L9">
      <style:text-properties officeooo:rsid="001aed7c" officeooo:paragraph-rsid="001aed7c"/>
    </style:style>
    <style:style style:name="P62" style:family="paragraph" style:parent-style-name="Standard" style:list-style-name="L13">
      <style:text-properties officeooo:paragraph-rsid="0024aa59"/>
    </style:style>
    <style:style style:name="P63" style:family="paragraph" style:parent-style-name="Standard" style:list-style-name="L15">
      <style:text-properties officeooo:paragraph-rsid="00237222"/>
    </style:style>
    <style:style style:name="P64" style:family="paragraph" style:parent-style-name="Standard" style:list-style-name="L16">
      <style:text-properties officeooo:paragraph-rsid="0026216e"/>
    </style:style>
    <style:style style:name="P65" style:family="paragraph" style:parent-style-name="Standard" style:list-style-name="L16">
      <style:text-properties officeooo:paragraph-rsid="0026ae43"/>
    </style:style>
    <style:style style:name="P66" style:family="paragraph" style:parent-style-name="Standard" style:list-style-name="L17">
      <style:paragraph-properties fo:text-align="start" style:justify-single-word="false"/>
      <style:text-properties officeooo:paragraph-rsid="0026216e"/>
    </style:style>
    <style:style style:name="P67" style:family="paragraph" style:parent-style-name="Standard" style:list-style-name="L17">
      <style:paragraph-properties fo:text-align="start" style:justify-single-word="false"/>
      <style:text-properties officeooo:paragraph-rsid="00263ff0"/>
    </style:style>
    <style:style style:name="P68" style:family="paragraph" style:parent-style-name="Standard" style:list-style-name="L18">
      <style:text-properties officeooo:paragraph-rsid="0026216e"/>
    </style:style>
    <style:style style:name="P69" style:family="paragraph" style:parent-style-name="Standard" style:list-style-name="L18">
      <style:text-properties officeooo:paragraph-rsid="00263ff0"/>
    </style:style>
    <style:style style:name="P70" style:family="paragraph" style:parent-style-name="Standard">
      <style:text-properties officeooo:paragraph-rsid="00195849"/>
    </style:style>
    <style:style style:name="P71" style:family="paragraph" style:parent-style-name="Standard" style:list-style-name="L19">
      <style:text-properties officeooo:paragraph-rsid="0026ae43"/>
    </style:style>
    <style:style style:name="P72" style:family="paragraph" style:parent-style-name="Standard">
      <style:paragraph-properties fo:margin-left="0cm" fo:margin-right="0cm" fo:text-indent="0cm" style:auto-text-indent="false"/>
      <style:text-properties officeooo:paragraph-rsid="0026ae43"/>
    </style:style>
    <style:style style:name="P73" style:family="paragraph" style:parent-style-name="TOC_20_Heading" style:master-page-name="Converted1">
      <style:paragraph-properties style:page-number="1"/>
    </style:style>
    <style:style style:name="P74" style:family="paragraph">
      <style:paragraph-properties fo:text-align="start"/>
    </style:style>
    <style:style style:name="T1" style:family="text">
      <style:text-properties officeooo:rsid="00209232"/>
    </style:style>
    <style:style style:name="T2" style:family="text">
      <style:text-properties officeooo:rsid="001cea18"/>
    </style:style>
    <style:style style:name="T3" style:family="text">
      <style:text-properties fo:language="en" fo:country="none" officeooo:rsid="001f6e1f"/>
    </style:style>
    <style:style style:name="T4" style:family="text">
      <style:text-properties officeooo:rsid="001f6e1f"/>
    </style:style>
    <style:style style:name="T5" style:family="text">
      <style:text-properties officeooo:rsid="00195849"/>
    </style:style>
    <style:style style:name="T6" style:family="text">
      <style:text-properties fo:language="en" fo:country="none" officeooo:rsid="00195849"/>
    </style:style>
    <style:style style:name="T7" style:family="text">
      <style:text-properties fo:language="en" fo:country="none" officeooo:rsid="001aed7c"/>
    </style:style>
    <style:style style:name="T8" style:family="text">
      <style:text-properties style:font-name="Cambria" fo:font-size="11pt" style:font-name-asian="宋体" style:font-size-asian="11pt" style:font-size-complex="11pt"/>
    </style:style>
    <style:style style:name="T9" style:family="text">
      <style:text-properties officeooo:rsid="00209232"/>
    </style:style>
    <style:style style:name="T10" style:family="text">
      <style:text-properties officeooo:rsid="001cea18"/>
    </style:style>
    <style:style style:name="T11" style:family="text">
      <style:text-properties fo:language="en" fo:country="none"/>
    </style:style>
    <style:style style:name="T12" style:family="text">
      <style:text-properties fo:language="en" fo:country="none" officeooo:rsid="001f6e1f"/>
    </style:style>
    <style:style style:name="T13" style:family="text">
      <style:text-properties fo:language="en" fo:country="none" officeooo:rsid="00195849"/>
    </style:style>
    <style:style style:name="T14" style:family="text">
      <style:text-properties fo:language="en" fo:country="none" officeooo:rsid="001aed7c"/>
    </style:style>
    <style:style style:name="T15" style:family="text">
      <style:text-properties fo:language="en" fo:country="none" fo:font-style="italic" style:font-style-asian="italic" style:font-style-complex="italic"/>
    </style:style>
    <style:style style:name="T16" style:family="text">
      <style:text-properties fo:language="en" fo:country="none" fo:font-style="italic" fo:font-weight="bold" style:font-style-asian="italic" style:font-weight-asian="bold" style:font-weight-complex="bold"/>
    </style:style>
    <style:style style:name="T17" style:family="text">
      <style:text-properties fo:language="en" fo:country="none" fo:font-weight="bold" style:font-weight-asian="bold"/>
    </style:style>
    <style:style style:name="T18" style:family="text">
      <style:text-properties fo:language="en" fo:country="none" fo:font-weight="bold" style:font-weight-asian="bold" style:font-weight-complex="bold"/>
    </style:style>
    <style:style style:name="T19" style:family="text">
      <style:text-properties fo:language="en" fo:country="none" fo:font-weight="bold" officeooo:rsid="001aed7c" style:font-weight-asian="bold"/>
    </style:style>
    <style:style style:name="T20" style:family="text">
      <style:text-properties fo:language="en" fo:country="none" fo:font-style="normal" fo:font-weight="normal" officeooo:rsid="001b5ff6" style:font-style-asian="normal" style:font-weight-asian="normal" style:font-style-complex="normal" style:font-weight-complex="normal"/>
    </style:style>
    <style:style style:name="T21" style:family="text">
      <style:text-properties fo:language="en" fo:country="none" officeooo:rsid="00209232"/>
    </style:style>
    <style:style style:name="T22" style:family="text">
      <style:text-properties fo:language="en" fo:country="none" officeooo:rsid="00226fae"/>
    </style:style>
    <style:style style:name="T23" style:family="text">
      <style:text-properties officeooo:rsid="001f6e1f"/>
    </style:style>
    <style:style style:name="T24" style:family="text">
      <style:text-properties officeooo:rsid="00195849"/>
    </style:style>
    <style:style style:name="T25" style:family="text">
      <style:text-properties text:display="true"/>
    </style:style>
    <style:style style:name="T26" style:family="text">
      <style:text-properties fo:language="en" fo:country="GB"/>
    </style:style>
    <style:style style:name="T27" style:family="text">
      <style:text-properties fo:language="en" fo:country="GB" fo:font-weight="bold" style:font-weight-asian="bold"/>
    </style:style>
    <style:style style:name="T28" style:family="text">
      <style:text-properties fo:language="en" fo:country="GB" officeooo:rsid="001b5ff6"/>
    </style:style>
    <style:style style:name="T29" style:family="text">
      <style:text-properties fo:language="en" fo:country="GB" officeooo:rsid="00237222"/>
    </style:style>
    <style:style style:name="T30" style:family="text">
      <style:text-properties fo:font-style="italic" fo:font-weight="bold" style:font-style-asian="italic" style:font-weight-asian="bold" style:font-weight-complex="bold"/>
    </style:style>
    <style:style style:name="T31" style:family="text">
      <style:text-properties fo:color="#000000" fo:font-size="11pt" fo:language="en" fo:country="GB" fo:font-weight="bold" officeooo:rsid="00164fd8" style:font-size-asian="11pt" style:font-weight-asian="bold" style:font-size-complex="11pt" style:font-weight-complex="bold"/>
    </style:style>
    <style:style style:name="T32" style:family="text">
      <style:text-properties fo:color="#000000" fo:font-size="11pt" fo:language="en" fo:country="GB" fo:font-weight="normal" officeooo:rsid="00164fd8" style:font-size-asian="11pt" style:font-weight-asian="normal" style:font-size-complex="11pt" style:font-weight-complex="normal"/>
    </style:style>
    <style:style style:name="T33" style:family="text">
      <style:text-properties fo:color="#000000" fo:font-size="11pt" fo:language="en" fo:country="GB" fo:font-weight="normal" officeooo:rsid="00180302" style:font-size-asian="11pt" style:font-weight-asian="normal" style:font-size-complex="11pt" style:font-weight-complex="normal"/>
    </style:style>
    <style:style style:name="T34" style:family="text">
      <style:text-properties fo:color="#000000" fo:font-size="11pt" fo:language="en" fo:country="GB" fo:font-weight="normal" officeooo:rsid="0019e041" style:font-size-asian="11pt" style:font-weight-asian="normal" style:font-size-complex="11pt" style:font-weight-complex="normal"/>
    </style:style>
    <style:style style:name="T35" style:family="text">
      <style:text-properties fo:color="#000000" fo:font-size="11pt" fo:language="en" fo:country="GB" officeooo:rsid="00237222" style:font-size-asian="9.60000038146973pt" style:font-size-complex="11pt"/>
    </style:style>
    <style:style style:name="T36" style:family="text">
      <style:text-properties fo:color="#000000" fo:font-size="11pt" fo:language="en" fo:country="GB" officeooo:rsid="0024aa59" style:font-size-asian="9.60000038146973pt" style:font-size-complex="11pt"/>
    </style:style>
    <style:style style:name="T37" style:family="text">
      <style:text-properties fo:color="#000000" fo:font-size="11pt" fo:language="en" fo:country="GB" officeooo:rsid="0026216e" style:font-size-asian="9.60000038146973pt" style:font-size-complex="11pt"/>
    </style:style>
    <style:style style:name="T38" style:family="text">
      <style:text-properties fo:color="#000000" fo:font-size="11pt" fo:language="en" fo:country="GB" fo:font-style="normal" fo:font-weight="normal" officeooo:rsid="00237222" style:font-size-asian="11pt" style:font-style-asian="normal" style:font-weight-asian="normal" style:font-size-complex="11pt" style:font-style-complex="normal" style:font-weight-complex="normal"/>
    </style:style>
    <style:style style:name="T39" style:family="text">
      <style:text-properties fo:color="#000000" fo:font-size="11pt" fo:language="en" fo:country="GB" fo:font-style="normal" fo:font-weight="normal" officeooo:rsid="0026216e" style:font-size-asian="11pt" style:font-style-asian="normal" style:font-weight-asian="normal" style:font-size-complex="11pt" style:font-style-complex="normal" style:font-weight-complex="normal"/>
    </style:style>
    <style:style style:name="T40" style:family="text">
      <style:text-properties fo:color="#000000" fo:font-size="11pt" fo:language="en" fo:country="GB" fo:font-style="normal" fo:font-weight="normal" officeooo:rsid="00263ff0" style:font-size-asian="11pt" style:font-style-asian="normal" style:font-weight-asian="normal" style:font-size-complex="11pt" style:font-style-complex="normal" style:font-weight-complex="normal"/>
    </style:style>
    <style:style style:name="T41" style:family="text">
      <style:text-properties fo:color="#000000" fo:font-size="11pt" fo:language="en" fo:country="GB" fo:font-style="normal" fo:font-weight="normal" officeooo:rsid="0026ae43" style:font-size-asian="11pt" style:font-style-asian="normal" style:font-weight-asian="normal" style:font-size-complex="11pt" style:font-style-complex="normal" style:font-weight-complex="normal"/>
    </style:style>
    <style:style style:name="T42" style:family="text">
      <style:text-properties fo:color="#000000" fo:font-size="11pt" fo:language="en" fo:country="GB" fo:font-style="normal" fo:font-weight="normal" officeooo:rsid="0024aa59" style:font-size-asian="9.60000038146973pt" style:font-style-asian="normal" style:font-weight-asian="normal" style:font-size-complex="11pt" style:font-style-complex="normal" style:font-weight-complex="normal"/>
    </style:style>
    <style:style style:name="T43" style:family="text">
      <style:text-properties fo:font-weight="bold" style:font-weight-asian="bold" style:font-weight-complex="bold"/>
    </style:style>
    <style:style style:name="T44" style:family="text">
      <style:text-properties officeooo:rsid="001aed7c"/>
    </style:style>
    <style:style style:name="T45" style:family="text">
      <style:text-properties officeooo:rsid="001b5ff6"/>
    </style:style>
    <style:style style:name="T46" style:family="text">
      <style:text-properties officeooo:rsid="001c9bfe"/>
    </style:style>
    <style:style style:name="T47" style:family="text">
      <style:text-properties officeooo:rsid="001ddb1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7-10-1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form>
      </office:forms>
      <text:tracked-changes text:track-changes="false">
        <text:changed-region xml:id="ct64929472" text:id="ct64929472">
          <text:insertion>
            <office:change-info>
              <dc:creator>Tianyu Wang</dc:creator>
              <dc:date>2017-10-15T14:18:00</dc:date>
            </office:change-info>
          </text:insertion>
        </text:changed-region>
        <text:changed-region xml:id="ct64930304" text:id="ct64930304">
          <text:insertion>
            <office:change-info>
              <dc:creator>Tianyu Wang</dc:creator>
              <dc:date>2017-10-15T14:25:00</dc:date>
            </office:change-info>
          </text:insertion>
        </text:changed-region>
        <text:changed-region xml:id="ct64976816" text:id="ct64976816">
          <text:insertion>
            <office:change-info>
              <dc:creator>Tianyu Wang</dc:creator>
              <dc:date>2017-10-15T14:20:00</dc:date>
            </office:change-info>
          </text:insertion>
        </text:changed-region>
        <text:changed-region xml:id="ct64970688" text:id="ct64970688">
          <text:insertion>
            <office:change-info>
              <dc:creator>Tianyu Wang</dc:creator>
              <dc:date>2017-10-15T14:21:00</dc:date>
            </office:change-info>
          </text:insertion>
        </text:changed-region>
        <text:changed-region xml:id="ct64982672" text:id="ct64982672">
          <text:insertion>
            <office:change-info>
              <dc:creator>Tianyu Wang</dc:creator>
              <dc:date>2017-10-15T13:15:00</dc:date>
            </office:change-info>
          </text:insertion>
        </text:changed-region>
        <text:changed-region xml:id="ct64993216" text:id="ct64993216">
          <text:insertion>
            <office:change-info>
              <dc:creator>Tianyu Wang</dc:creator>
              <dc:date>2017-10-15T14:21:00</dc:date>
            </office:change-info>
          </text:insertion>
        </text:changed-region>
        <text:changed-region xml:id="ct64995872" text:id="ct64995872">
          <text:insertion>
            <office:change-info>
              <dc:creator>Tianyu Wang</dc:creator>
              <dc:date>2017-10-15T14:22:00</dc:date>
            </office:change-info>
          </text:insertion>
        </text:changed-region>
        <text:changed-region xml:id="ct64998640" text:id="ct64998640">
          <text:insertion>
            <office:change-info>
              <dc:creator>Tianyu Wang</dc:creator>
              <dc:date>2017-10-15T14:21:00</dc:date>
            </office:change-info>
          </text:insertion>
        </text:changed-region>
        <text:changed-region xml:id="ct65001120" text:id="ct65001120">
          <text:deletion>
            <office:change-info>
              <dc:creator>Tianyu Wang</dc:creator>
              <dc:date>2017-10-15T14:21:00</dc:date>
            </office:change-info>
            <text:p text:style-name="P1"><text:span text:style-name="T1">3</text:span></text:p>
          </text:deletion>
        </text:changed-region>
        <text:changed-region xml:id="ct65002288" text:id="ct65002288">
          <text:insertion>
            <office:change-info>
              <dc:creator>Tianyu Wang</dc:creator>
              <dc:date>2017-10-15T13:11:00</dc:date>
            </office:change-info>
          </text:insertion>
        </text:changed-region>
        <text:changed-region xml:id="ct65011056" text:id="ct65011056">
          <text:insertion>
            <office:change-info>
              <dc:creator>Tianyu Wang</dc:creator>
              <dc:date>2017-10-15T13:12:00</dc:date>
            </office:change-info>
          </text:insertion>
        </text:changed-region>
        <text:changed-region xml:id="ct65001488" text:id="ct65001488">
          <text:insertion>
            <office:change-info>
              <dc:creator>Tianyu Wang</dc:creator>
              <dc:date>2017-10-15T14:21:00</dc:date>
            </office:change-info>
          </text:insertion>
        </text:changed-region>
        <text:changed-region xml:id="ct64997904" text:id="ct64997904">
          <text:deletion>
            <office:change-info>
              <dc:creator>Tianyu Wang</dc:creator>
              <dc:date>2017-10-15T14:21:00</dc:date>
            </office:change-info>
            <text:p text:style-name="P1"><text:span text:style-name="T1">4</text:span></text:p>
          </text:deletion>
        </text:changed-region>
        <text:changed-region xml:id="ct65027424" text:id="ct65027424">
          <text:insertion>
            <office:change-info>
              <dc:creator>Tianyu Wang</dc:creator>
              <dc:date>2017-10-15T13:14:00</dc:date>
            </office:change-info>
          </text:insertion>
        </text:changed-region>
        <text:changed-region xml:id="ct65028256" text:id="ct65028256">
          <text:insertion>
            <office:change-info>
              <dc:creator>Tianyu Wang</dc:creator>
              <dc:date>2017-10-15T13:16:00</dc:date>
            </office:change-info>
          </text:insertion>
        </text:changed-region>
        <text:changed-region xml:id="ct65029200" text:id="ct65029200">
          <text:insertion>
            <office:change-info>
              <dc:creator>Tianyu Wang</dc:creator>
              <dc:date>2017-10-15T13:17:00</dc:date>
            </office:change-info>
          </text:insertion>
        </text:changed-region>
        <text:changed-region xml:id="ct65021760" text:id="ct65021760">
          <text:insertion>
            <office:change-info>
              <dc:creator>Tianyu Wang</dc:creator>
              <dc:date>2017-10-15T13:18:00</dc:date>
            </office:change-info>
          </text:insertion>
        </text:changed-region>
        <text:changed-region xml:id="ct65029968" text:id="ct65029968">
          <text:insertion>
            <office:change-info>
              <dc:creator>Tianyu Wang</dc:creator>
              <dc:date>2017-10-15T13:19:00</dc:date>
            </office:change-info>
          </text:insertion>
        </text:changed-region>
        <text:changed-region xml:id="ct65030544" text:id="ct65030544">
          <text:insertion>
            <office:change-info>
              <dc:creator>Tianyu Wang</dc:creator>
              <dc:date>2017-10-15T13:22:00</dc:date>
            </office:change-info>
          </text:insertion>
        </text:changed-region>
        <text:changed-region xml:id="ct65031408" text:id="ct65031408">
          <text:insertion>
            <office:change-info>
              <dc:creator>Tianyu Wang</dc:creator>
              <dc:date>2017-10-15T13:23:00</dc:date>
            </office:change-info>
          </text:insertion>
        </text:changed-region>
        <text:changed-region xml:id="ct65031664" text:id="ct65031664">
          <text:deletion>
            <office:change-info>
              <dc:creator>Tianyu Wang</dc:creator>
              <dc:date>2017-10-15T13:18:00</dc:date>
            </office:change-info>
            <text:list xml:id="list5379475135702596448" text:style-name="WWNum6">
              <text:list-item>
                <text:p text:style-name="P2">User enters the name of the tour</text:p>
              </text:list-item>
              <text:list-item>
                <text:p text:style-name="P2"/>
              </text:list-item>
            </text:list>
          </text:deletion>
        </text:changed-region>
        <text:changed-region xml:id="ct65032512" text:id="ct65032512">
          <text:insertion>
            <office:change-info>
              <dc:creator>Tianyu Wang</dc:creator>
              <dc:date>2017-10-15T13:25:00</dc:date>
            </office:change-info>
          </text:insertion>
        </text:changed-region>
        <text:changed-region xml:id="ct65033376" text:id="ct65033376">
          <text:insertion>
            <office:change-info>
              <dc:creator>Tianyu Wang</dc:creator>
              <dc:date>2017-10-15T13:26:00</dc:date>
            </office:change-info>
          </text:insertion>
        </text:changed-region>
        <text:changed-region xml:id="ct65034464" text:id="ct65034464">
          <text:insertion>
            <office:change-info>
              <dc:creator>Tianyu Wang</dc:creator>
              <dc:date>2017-10-15T13:23:00</dc:date>
            </office:change-info>
          </text:insertion>
        </text:changed-region>
        <text:changed-region xml:id="ct65035168" text:id="ct65035168">
          <text:insertion>
            <office:change-info>
              <dc:creator>Tianyu Wang</dc:creator>
              <dc:date>2017-10-15T13:24:00</dc:date>
            </office:change-info>
          </text:insertion>
        </text:changed-region>
        <text:changed-region xml:id="ct65036016" text:id="ct65036016">
          <text:insertion>
            <office:change-info>
              <dc:creator>Tianyu Wang</dc:creator>
              <dc:date>2017-10-15T13:25:00</dc:date>
            </office:change-info>
          </text:insertion>
        </text:changed-region>
        <text:changed-region xml:id="ct65036592" text:id="ct65036592">
          <text:deletion>
            <office:change-info>
              <dc:creator>Tianyu Wang</dc:creator>
              <dc:date>2017-10-15T13:18:00</dc:date>
            </office:change-info>
            <text:list xml:id="list161214570292648" text:continue-numbering="true" text:style-name="WWNum6">
              <text:list-item>
                <text:p text:style-name="P2">User enters the tour’s region</text:p>
              </text:list-item>
              <text:list-item>
                <text:p text:style-name="P2"/>
              </text:list-item>
            </text:list>
          </text:deletion>
        </text:changed-region>
        <text:changed-region xml:id="ct64926416" text:id="ct64926416">
          <text:insertion>
            <office:change-info>
              <dc:creator>Tianyu Wang</dc:creator>
              <dc:date>2017-10-15T13:26:00</dc:date>
            </office:change-info>
          </text:insertion>
        </text:changed-region>
        <text:changed-region xml:id="ct65038128" text:id="ct65038128">
          <text:deletion>
            <office:change-info>
              <dc:creator>Tianyu Wang</dc:creator>
              <dc:date>2017-10-15T13:18:00</dc:date>
            </office:change-info>
            <text:list xml:id="list161213386258146" text:continue-numbering="true" text:style-name="WWNum6">
              <text:list-item>
                <text:p text:style-name="P2">User enters a sequence of waypoints and optional annotations.</text:p>
              </text:list-item>
              <text:list-item>
                <text:p text:style-name="P2"/>
              </text:list-item>
            </text:list>
          </text:deletion>
        </text:changed-region>
        <text:changed-region xml:id="ct65038656" text:id="ct65038656">
          <text:insertion>
            <office:change-info>
              <dc:creator>Tianyu Wang</dc:creator>
              <dc:date>2017-10-15T13:26:00</dc:date>
            </office:change-info>
          </text:insertion>
        </text:changed-region>
        <text:changed-region xml:id="ct65039664" text:id="ct65039664">
          <text:insertion>
            <office:change-info>
              <dc:creator>Tianyu Wang</dc:creator>
              <dc:date>2017-10-15T13:27:00</dc:date>
            </office:change-info>
          </text:insertion>
        </text:changed-region>
        <text:changed-region xml:id="ct65039888" text:id="ct65039888">
          <text:deletion>
            <office:change-info>
              <dc:creator>Tianyu Wang</dc:creator>
              <dc:date>2017-10-15T13:18:00</dc:date>
            </office:change-info>
            <text:list xml:id="list161213760497737" text:continue-numbering="true" text:style-name="WWNum6">
              <text:list-item>
                <text:p text:style-name="P2">User enters another set of optional annotations corresponding to a pair of waypoints; leg annotations.</text:p>
              </text:list-item>
              <text:list-item>
                <text:p text:style-name="P2"/>
              </text:list-item>
            </text:list>
          </text:deletion>
        </text:changed-region>
        <text:changed-region xml:id="ct65040592" text:id="ct65040592">
          <text:insertion>
            <office:change-info>
              <dc:creator>Tianyu Wang</dc:creator>
              <dc:date>2017-10-15T13:27:00</dc:date>
            </office:change-info>
          </text:insertion>
        </text:changed-region>
        <text:changed-region xml:id="ct65041776" text:id="ct65041776">
          <text:insertion>
            <office:change-info>
              <dc:creator>Tianyu Wang</dc:creator>
              <dc:date>2017-10-15T13:28:00</dc:date>
            </office:change-info>
          </text:insertion>
        </text:changed-region>
        <text:changed-region xml:id="ct65042064" text:id="ct65042064">
          <text:deletion>
            <office:change-info>
              <dc:creator>Tianyu Wang</dc:creator>
              <dc:date>2017-10-15T13:18:00</dc:date>
            </office:change-info>
            <text:list xml:id="list161214693515502" text:continue-numbering="true" text:style-name="WWNum6">
              <text:list-item>
                <text:p text:style-name="P2">User presses “publish tour”</text:p>
              </text:list-item>
              <text:list-item>
                <text:p text:style-name="P2"/>
              </text:list-item>
            </text:list>
          </text:deletion>
        </text:changed-region>
        <text:changed-region xml:id="ct65040128" text:id="ct65040128">
          <text:insertion>
            <office:change-info>
              <dc:creator>Tianyu Wang</dc:creator>
              <dc:date>2017-10-15T13:28:00</dc:date>
            </office:change-info>
          </text:insertion>
        </text:changed-region>
        <text:changed-region xml:id="ct65026672" text:id="ct65026672">
          <text:insertion>
            <office:change-info>
              <dc:creator>Tianyu Wang</dc:creator>
              <dc:date>2017-10-15T13:29:00</dc:date>
            </office:change-info>
          </text:insertion>
        </text:changed-region>
        <text:changed-region xml:id="ct64700896" text:id="ct64700896">
          <text:insertion>
            <office:change-info>
              <dc:creator>Tianyu Wang</dc:creator>
              <dc:date>2017-10-15T13:30:00</dc:date>
            </office:change-info>
          </text:insertion>
        </text:changed-region>
        <text:changed-region xml:id="ct64926640" text:id="ct64926640">
          <text:insertion>
            <office:change-info>
              <dc:creator>Tianyu Wang</dc:creator>
              <dc:date>2017-10-15T13:31:00</dc:date>
            </office:change-info>
          </text:insertion>
        </text:changed-region>
        <text:changed-region xml:id="ct64719312" text:id="ct64719312">
          <text:insertion>
            <office:change-info>
              <dc:creator>Tianyu Wang</dc:creator>
              <dc:date>2017-10-15T13:32:00</dc:date>
            </office:change-info>
          </text:insertion>
        </text:changed-region>
        <text:changed-region xml:id="ct64726992" text:id="ct64726992">
          <text:insertion>
            <office:change-info>
              <dc:creator>Tianyu Wang</dc:creator>
              <dc:date>2017-10-15T13:38:00</dc:date>
            </office:change-info>
          </text:insertion>
        </text:changed-region>
        <text:changed-region xml:id="ct65038352" text:id="ct65038352">
          <text:insertion>
            <office:change-info>
              <dc:creator>Tianyu Wang</dc:creator>
              <dc:date>2017-10-15T13:33:00</dc:date>
            </office:change-info>
          </text:insertion>
        </text:changed-region>
        <text:changed-region xml:id="ct64644160" text:id="ct64644160">
          <text:insertion>
            <office:change-info>
              <dc:creator>Tianyu Wang</dc:creator>
              <dc:date>2017-10-15T13:34:00</dc:date>
            </office:change-info>
          </text:insertion>
        </text:changed-region>
        <text:changed-region xml:id="ct65031888" text:id="ct65031888">
          <text:insertion>
            <office:change-info>
              <dc:creator>Tianyu Wang</dc:creator>
              <dc:date>2017-10-15T13:35:00</dc:date>
            </office:change-info>
          </text:insertion>
        </text:changed-region>
        <text:changed-region xml:id="ct65033024" text:id="ct65033024">
          <text:insertion>
            <office:change-info>
              <dc:creator>Tianyu Wang</dc:creator>
              <dc:date>2017-10-15T13:36:00</dc:date>
            </office:change-info>
          </text:insertion>
        </text:changed-region>
        <text:changed-region xml:id="ct65041344" text:id="ct65041344">
          <text:insertion>
            <office:change-info>
              <dc:creator>Tianyu Wang</dc:creator>
              <dc:date>2017-10-15T13:37:00</dc:date>
            </office:change-info>
          </text:insertion>
        </text:changed-region>
        <text:changed-region xml:id="ct65032736" text:id="ct65032736">
          <text:insertion>
            <office:change-info>
              <dc:creator>Tianyu Wang</dc:creator>
              <dc:date>2017-10-15T13:38:00</dc:date>
            </office:change-info>
          </text:insertion>
        </text:changed-region>
        <text:changed-region xml:id="ct64725200" text:id="ct64725200">
          <text:insertion>
            <office:change-info>
              <dc:creator>Tianyu Wang</dc:creator>
              <dc:date>2017-10-15T13:39:00</dc:date>
            </office:change-info>
          </text:insertion>
        </text:changed-region>
        <text:changed-region xml:id="ct65029424" text:id="ct65029424">
          <text:deletion>
            <office:change-info>
              <dc:creator>Tianyu Wang</dc:creator>
              <dc:date>2017-10-15T13:18:00</dc:date>
            </office:change-info>
            <text:p text:style-name="P3"><text:span text:style-name="T2">Tour is added to the apps memory.</text:span></text:p>
          </text:deletion>
        </text:changed-region>
        <text:changed-region xml:id="ct64726336" text:id="ct64726336">
          <text:insertion>
            <office:change-info>
              <dc:creator>Tianyu Wang</dc:creator>
              <dc:date>2017-10-15T13:41:00</dc:date>
            </office:change-info>
          </text:insertion>
        </text:changed-region>
        <text:changed-region xml:id="ct65042496" text:id="ct65042496">
          <text:deletion>
            <office:change-info>
              <dc:creator>Tianyu Wang</dc:creator>
              <dc:date>2017-10-15T13:41:00</dc:date>
            </office:change-info>
            <text:p text:style-name="P1"><text:span text:style-name="T2">3/4/5</text:span></text:p>
          </text:deletion>
        </text:changed-region>
        <text:changed-region xml:id="ct65031152" text:id="ct65031152">
          <text:deletion>
            <office:change-info>
              <dc:creator>Tianyu Wang</dc:creator>
              <dc:date>2017-10-15T13:41:00</dc:date>
            </office:change-info>
            <text:p text:style-name="P4">, the sequence of waypoints</text:p>
          </text:deletion>
        </text:changed-region>
        <text:changed-region xml:id="ct65038880" text:id="ct65038880">
          <text:insertion>
            <office:change-info>
              <dc:creator>Tianyu Wang</dc:creator>
              <dc:date>2017-10-15T14:08:00</dc:date>
            </office:change-info>
          </text:insertion>
        </text:changed-region>
        <text:changed-region xml:id="ct65043184" text:id="ct65043184">
          <text:insertion>
            <office:change-info>
              <dc:creator>Tianyu Wang</dc:creator>
              <dc:date>2017-10-15T13:41:00</dc:date>
            </office:change-info>
          </text:insertion>
        </text:changed-region>
        <text:changed-region xml:id="ct65019984" text:id="ct65019984">
          <text:deletion>
            <office:change-info>
              <dc:creator>Tianyu Wang</dc:creator>
              <dc:date>2017-10-15T13:41:00</dc:date>
            </office:change-info>
            <text:p text:style-name="P1"><text:span text:style-name="T2">4</text:span></text:p>
          </text:deletion>
        </text:changed-region>
        <text:changed-region xml:id="ct64659408" text:id="ct64659408">
          <text:insertion>
            <office:change-info>
              <dc:creator>Tianyu Wang</dc:creator>
              <dc:date>2017-10-15T14:08:00</dc:date>
            </office:change-info>
          </text:insertion>
        </text:changed-region>
        <text:changed-region xml:id="ct65034688" text:id="ct65034688">
          <text:deletion>
            <office:change-info>
              <dc:creator>Tianyu Wang</dc:creator>
              <dc:date>2017-10-15T13:44:00</dc:date>
            </office:change-info>
            <text:p text:style-name="P1">Extension (4)</text:p>
            <text:list xml:id="list161215066682899" text:continue-numbering="true" text:style-name="WWNum6">
              <text:list-item>
                <text:p text:style-name="P2">User enters an invalid waypoint that doesn’t exist.</text:p>
              </text:list-item>
              <text:list-item>
                <text:p text:style-name="P2">An error message is delivered to the user “No available tours in region”</text:p>
              </text:list-item>
            </text:list>
            <text:p text:style-name="P4">Return out of main success scenario.</text:p>
          </text:deletion>
        </text:changed-region>
        <text:changed-region xml:id="ct65039168" text:id="ct65039168">
          <text:insertion>
            <office:change-info>
              <dc:creator>Tianyu Wang</dc:creator>
              <dc:date>2017-10-15T13:44:00</dc:date>
            </office:change-info>
          </text:insertion>
        </text:changed-region>
        <text:changed-region xml:id="ct65045952" text:id="ct65045952">
          <text:insertion>
            <office:change-info>
              <dc:creator>Tianyu Wang</dc:creator>
              <dc:date>2017-10-15T13:45:00</dc:date>
            </office:change-info>
          </text:insertion>
        </text:changed-region>
        <text:changed-region xml:id="ct65054688" text:id="ct65054688">
          <text:insertion>
            <office:change-info>
              <dc:creator>Tianyu Wang</dc:creator>
              <dc:date>2017-10-15T13:47:00</dc:date>
            </office:change-info>
          </text:insertion>
        </text:changed-region>
        <text:changed-region xml:id="ct65055216" text:id="ct65055216">
          <text:insertion>
            <office:change-info>
              <dc:creator>Tianyu Wang</dc:creator>
              <dc:date>2017-10-15T13:56:00</dc:date>
            </office:change-info>
          </text:insertion>
        </text:changed-region>
        <text:changed-region xml:id="ct65056080" text:id="ct65056080">
          <text:insertion>
            <office:change-info>
              <dc:creator>Tianyu Wang</dc:creator>
              <dc:date>2017-10-15T13:48:00</dc:date>
            </office:change-info>
          </text:insertion>
        </text:changed-region>
        <text:changed-region xml:id="ct65056304" text:id="ct65056304">
          <text:insertion>
            <office:change-info>
              <dc:creator>Tianyu Wang</dc:creator>
              <dc:date>2017-10-15T13:49:00</dc:date>
            </office:change-info>
          </text:insertion>
        </text:changed-region>
        <text:changed-region xml:id="ct65059248" text:id="ct65059248">
          <text:insertion>
            <office:change-info>
              <dc:creator>Tianyu Wang</dc:creator>
              <dc:date>2017-10-15T13:50:00</dc:date>
            </office:change-info>
          </text:insertion>
        </text:changed-region>
        <text:changed-region xml:id="ct65060336" text:id="ct65060336">
          <text:insertion>
            <office:change-info>
              <dc:creator>Tianyu Wang</dc:creator>
              <dc:date>2017-10-15T13:51:00</dc:date>
            </office:change-info>
          </text:insertion>
        </text:changed-region>
        <text:changed-region xml:id="ct65041072" text:id="ct65041072">
          <text:insertion>
            <office:change-info>
              <dc:creator>Tianyu Wang</dc:creator>
              <dc:date>2017-10-15T13:52:00</dc:date>
            </office:change-info>
          </text:insertion>
        </text:changed-region>
        <text:changed-region xml:id="ct65067744" text:id="ct65067744">
          <text:insertion>
            <office:change-info>
              <dc:creator>Tianyu Wang</dc:creator>
              <dc:date>2017-10-15T13:53:00</dc:date>
            </office:change-info>
          </text:insertion>
        </text:changed-region>
        <text:changed-region xml:id="ct65070288" text:id="ct65070288">
          <text:insertion>
            <office:change-info>
              <dc:creator>Tianyu Wang</dc:creator>
              <dc:date>2017-10-15T13:59:00</dc:date>
            </office:change-info>
          </text:insertion>
        </text:changed-region>
        <text:changed-region xml:id="ct65070592" text:id="ct65070592">
          <text:deletion>
            <office:change-info>
              <dc:creator>Tianyu Wang</dc:creator>
              <dc:date>2017-10-15T13:59:00</dc:date>
            </office:change-info>
            <text:p text:style-name="Standard"><text:span text:style-name="T3">TourED</text:span></text:p>
          </text:deletion>
        </text:changed-region>
        <text:changed-region xml:id="ct65070816" text:id="ct65070816">
          <text:insertion>
            <office:change-info>
              <dc:creator>Tianyu Wang</dc:creator>
              <dc:date>2017-10-15T13:59:00</dc:date>
            </office:change-info>
          </text:insertion>
        </text:changed-region>
        <text:changed-region xml:id="ct65082256" text:id="ct65082256">
          <text:deletion>
            <office:change-info>
              <dc:creator>Tianyu Wang</dc:creator>
              <dc:date>2017-10-15T13:59:00</dc:date>
            </office:change-info>
            <text:p text:style-name="P5"><text:span text:style-name="T4">TourED</text:span></text:p>
          </text:deletion>
        </text:changed-region>
        <text:changed-region xml:id="ct64814208" text:id="ct64814208">
          <text:insertion>
            <office:change-info>
              <dc:creator>Tianyu Wang</dc:creator>
              <dc:date>2017-10-15T13:58:00</dc:date>
            </office:change-info>
          </text:insertion>
        </text:changed-region>
        <text:changed-region xml:id="ct64814432" text:id="ct64814432">
          <text:deletion>
            <office:change-info>
              <dc:creator>Tianyu Wang</dc:creator>
              <dc:date>2017-10-15T13:58:00</dc:date>
            </office:change-info>
            <text:p text:style-name="P5"><text:span text:style-name="T4">TourED</text:span></text:p>
          </text:deletion>
        </text:changed-region>
        <text:changed-region xml:id="ct64814656" text:id="ct64814656">
          <text:insertion>
            <office:change-info>
              <dc:creator>Tianyu Wang</dc:creator>
              <dc:date>2017-10-15T13:59:00</dc:date>
            </office:change-info>
          </text:insertion>
        </text:changed-region>
        <text:changed-region xml:id="ct64815072" text:id="ct64815072">
          <text:deletion>
            <office:change-info>
              <dc:creator>Tianyu Wang</dc:creator>
              <dc:date>2017-10-15T13:59:00</dc:date>
            </office:change-info>
            <text:p text:style-name="P5"><text:span text:style-name="T4">TourED</text:span></text:p>
          </text:deletion>
        </text:changed-region>
        <text:changed-region xml:id="ct65085312" text:id="ct65085312">
          <text:insertion>
            <office:change-info>
              <dc:creator>Tianyu Wang</dc:creator>
              <dc:date>2017-10-15T14:00:00</dc:date>
            </office:change-info>
          </text:insertion>
        </text:changed-region>
        <text:changed-region xml:id="ct65086608" text:id="ct65086608">
          <text:deletion>
            <office:change-info>
              <dc:creator>Tianyu Wang</dc:creator>
              <dc:date>2017-10-15T14:00:00</dc:date>
            </office:change-info>
            <text:p text:style-name="P5"><text:span text:style-name="T4">TourED</text:span></text:p>
          </text:deletion>
        </text:changed-region>
        <text:changed-region xml:id="ct65088624" text:id="ct65088624">
          <text:deletion>
            <office:change-info>
              <dc:creator>Tianyu Wang</dc:creator>
              <dc:date>2017-10-15T14:07:00</dc:date>
            </office:change-info>
            <text:p text:style-name="P5"><text:span text:style-name="T5">from 4: </text:span></text:p>
          </text:deletion>
        </text:changed-region>
        <text:changed-region xml:id="ct65094320" text:id="ct65094320">
          <text:insertion>
            <office:change-info>
              <dc:creator>Tianyu Wang</dc:creator>
              <dc:date>2017-10-15T14:00:00</dc:date>
            </office:change-info>
          </text:insertion>
        </text:changed-region>
        <text:changed-region xml:id="ct65094544" text:id="ct65094544">
          <text:deletion>
            <office:change-info>
              <dc:creator>Tianyu Wang</dc:creator>
              <dc:date>2017-10-15T14:00:00</dc:date>
            </office:change-info>
            <text:p text:style-name="P5"><text:span text:style-name="T4">TourED </text:span></text:p>
          </text:deletion>
        </text:changed-region>
        <text:changed-region xml:id="ct65100160" text:id="ct65100160">
          <text:deletion>
            <office:change-info>
              <dc:creator>Tianyu Wang</dc:creator>
              <dc:date>2017-10-15T14:07:00</dc:date>
            </office:change-info>
            <text:p text:style-name="P5"><text:span text:style-name="T5">from 4: </text:span></text:p>
          </text:deletion>
        </text:changed-region>
        <text:changed-region xml:id="ct65105216" text:id="ct65105216">
          <text:insertion>
            <office:change-info>
              <dc:creator>Tianyu Wang</dc:creator>
              <dc:date>2017-10-15T14:00:00</dc:date>
            </office:change-info>
          </text:insertion>
        </text:changed-region>
        <text:changed-region xml:id="ct65105440" text:id="ct65105440">
          <text:deletion>
            <office:change-info>
              <dc:creator>Tianyu Wang</dc:creator>
              <dc:date>2017-10-15T14:00:00</dc:date>
            </office:change-info>
            <text:p text:style-name="P5"><text:span text:style-name="T4">TourED</text:span></text:p>
          </text:deletion>
        </text:changed-region>
        <text:changed-region xml:id="ct65112096" text:id="ct65112096">
          <text:deletion>
            <office:change-info>
              <dc:creator>Tianyu Wang</dc:creator>
              <dc:date>2017-10-15T14:07:00</dc:date>
            </office:change-info>
            <text:p text:style-name="Standard"><text:span text:style-name="T6">from 4/</text:span><text:span text:style-name="T7">9</text:span><text:span text:style-name="T6">: </text:span></text:p>
          </text:deletion>
        </text:changed-region>
        <text:changed-region xml:id="ct65115072" text:id="ct65115072">
          <text:insertion>
            <office:change-info>
              <dc:creator>Tianyu Wang</dc:creator>
              <dc:date>2017-10-15T14:00:00</dc:date>
            </office:change-info>
          </text:insertion>
        </text:changed-region>
        <text:changed-region xml:id="ct65114576" text:id="ct65114576">
          <text:deletion>
            <office:change-info>
              <dc:creator>Tianyu Wang</dc:creator>
              <dc:date>2017-10-15T14:00:00</dc:date>
            </office:change-info>
            <text:p text:style-name="P6"><text:span text:style-name="T3">TourED</text:span></text:p>
          </text:deletion>
        </text:changed-region>
        <text:changed-region xml:id="ct65119936" text:id="ct65119936">
          <text:deletion>
            <office:change-info>
              <dc:creator>Tianyu Wang</dc:creator>
              <dc:date>2017-10-15T14:07:00</dc:date>
            </office:change-info>
            <text:p text:style-name="P7">from 2: </text:p>
          </text:deletion>
        </text:changed-region>
        <text:changed-region xml:id="ct65132368" text:id="ct65132368">
          <text:insertion>
            <office:change-info>
              <dc:creator>Tianyu Wang</dc:creator>
              <dc:date>2017-10-15T14:01:00</dc:date>
            </office:change-info>
          </text:insertion>
        </text:changed-region>
        <text:changed-region xml:id="ct65138016" text:id="ct65138016">
          <text:insertion>
            <office:change-info>
              <dc:creator>Tianyu Wang</dc:creator>
              <dc:date>2017-10-15T14:02:00</dc:date>
            </office:change-info>
          </text:insertion>
        </text:changed-region>
        <text:changed-region xml:id="ct65139616" text:id="ct65139616">
          <text:insertion>
            <office:change-info>
              <dc:creator>Tianyu Wang</dc:creator>
              <dc:date>2017-10-15T14:03:00</dc:date>
            </office:change-info>
          </text:insertion>
        </text:changed-region>
        <text:changed-region xml:id="ct65139392" text:id="ct65139392">
          <text:insertion>
            <office:change-info>
              <dc:creator>Tianyu Wang</dc:creator>
              <dc:date>2017-10-15T14:04:00</dc:date>
            </office:change-info>
          </text:insertion>
        </text:changed-region>
        <text:changed-region xml:id="ct65147072" text:id="ct65147072">
          <text:insertion>
            <office:change-info>
              <dc:creator>Tianyu Wang</dc:creator>
              <dc:date>2017-10-15T14:05:00</dc:date>
            </office:change-info>
          </text:insertion>
        </text:changed-region>
        <text:changed-region xml:id="ct65147840" text:id="ct65147840">
          <text:insertion>
            <office:change-info>
              <dc:creator>Tianyu Wang</dc:creator>
              <dc:date>2017-10-15T14:06:00</dc:date>
            </office:change-info>
          </text:insertion>
        </text:changed-region>
        <text:changed-region xml:id="ct65148784" text:id="ct65148784">
          <text:insertion>
            <office:change-info>
              <dc:creator>Tianyu Wang</dc:creator>
              <dc:date>2017-10-15T14: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Inf2C – Software Engineering. Coursework 1. Requirements Engineering</text:p>
          </table:table-cell>
        </table:table-row>
        <table:table-row table:style-name="Table1.2">
          <table:table-cell table:style-name="Table1.A1" office:value-type="string">
            <text:h text:style-name="Heading_20_3" text:outline-level="3"><text:bookmark-start text:name="_Toc495517479"/>[Your Name]<text:bookmark-end text:name="_Toc495517479"/></text:h>
            <text:h text:style-name="Heading_20_3" text:outline-level="3"><text:bookmark-start text:name="_Toc495517480"/>Tianyu “Tim” Wang (s1636723)<text:bookmark-end text:name="_Toc495517480"/></text:h>
            <text:h text:style-name="Heading_20_3" text:outline-level="3"><text:bookmark-start text:name="_Toc495517481"/><draw:control text:anchor-type="as-char" draw:z-index="0" draw:style-name="gr1" draw:text-style-name="P74" svg:width="3.409cm" svg:height="0.578cm" draw:control="control1"/><text:bookmark-end text:name="_Toc495517481"/></text:h>
          </table:table-cell>
        </table:table-row>
      </table:table>
      <text:p text:style-name="Standard"/>
      <text:p text:style-name="P18"/>
      <text:p text:style-name="P73">Index</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
        </text:index-body>
      </text:table-of-content>
      <text:p text:style-name="P27"><text:a xlink:type="simple" xlink:href="#_Toc495517482" text:style-name="Index_20_Link" text:visited-style-name="Index_20_Link">Introduction of TourED</text:a><text:a xlink:type="simple" xlink:href="#_Toc495517482" text:style-name="Index_20_Link" text:visited-style-name="Index_20_Link"><text:span text:style-name="T25"><text:tab/>2</text:span></text:a></text:p>
      <text:p text:style-name="P27"><text:a xlink:type="simple" xlink:href="#_Toc495517483" text:style-name="Index_20_Link" text:visited-style-name="Index_20_Link">Stakeholders</text:a><text:a xlink:type="simple" xlink:href="#_Toc495517483" text:style-name="Index_20_Link" text:visited-style-name="Index_20_Link"><text:span text:style-name="T25"><text:tab/>2</text:span></text:a></text:p>
      <text:p text:style-name="P27"><text:a xlink:type="simple" xlink:href="#_Toc495517484" text:style-name="Index_20_Link" text:visited-style-name="Index_20_Link">Use case 1 – Tourist browses</text:a><text:a xlink:type="simple" xlink:href="#_Toc495517484" text:style-name="Index_20_Link" text:visited-style-name="Index_20_Link"><text:span text:style-name="T25"><text:tab/>3</text:span></text:a></text:p>
      <text:p text:style-name="P27"><text:a xlink:type="simple" xlink:href="#_Toc495517485" text:style-name="Index_20_Link" text:visited-style-name="Index_20_Link">Use case 2 – User authors</text:a><text:a xlink:type="simple" xlink:href="#_Toc495517485" text:style-name="Index_20_Link" text:visited-style-name="Index_20_Link"><text:span text:style-name="T25"><text:tab/>5</text:span></text:a></text:p>
      <text:p text:style-name="P27"><text:a xlink:type="simple" xlink:href="#_Toc495517486" text:style-name="Index_20_Link" text:visited-style-name="Index_20_Link">Use case 3 – Tourist follows</text:a><text:a xlink:type="simple" xlink:href="#_Toc495517486" text:style-name="Index_20_Link" text:visited-style-name="Index_20_Link"><text:span text:style-name="T25"><text:tab/>7</text:span></text:a></text:p>
      <text:p text:style-name="Standard"/>
      <text:h text:style-name="Heading_20_1" text:outline-level="1"/>
      <text:p text:style-name="Standard"/>
      <text:p text:style-name="Standard"/>
      <text:h text:style-name="P23" text:outline-level="1"><text:bookmark-start text:name="_Toc495517482"/>Introduction of TourED<text:bookmark-end text:name="_Toc495517482"/></text:h>
      <text:p text:style-name="P19">TourED is a mobile application for touring points of attraction in the City of Edinburgh. The majority of the tours will be on outdoors on foot and bicycle. An interactive on screen map will be provided to help the user find their bearings. TourED will come with a couple of pre-programmed tours with the option of users creating their own.</text:p>
      <text:h text:style-name="P26" text:outline-level="1"><text:bookmark-start text:name="_Toc495517483"/><text:span text:style-name="Heading_20_1_20_Char">Stakeholders</text:span><text:bookmark-end text:name="_Toc495517483"/></text:h>
      <text:p text:style-name="P18"><text:span text:style-name="T30">The local government</text:span><text:span text:style-name="T43">.</text:span> <text:span text:style-name="T11">Tourism is an important contributor to GDP. According to an article from the Scottish Government's website, spending by tourists in Scotland generates £12 billion of economic activity. This suggests the Scottish Government may take an interest in TourED because the app could bring more t</text:span><text:bookmark text:name="_GoBack"/><text:span text:style-name="T11">ourists to Edinburgh.</text:span><text:change-start text:change-id="ct64929472"/><text:span text:style-name="T11"> </text:span><text:span text:style-name="T21">Also they want the tourist to be safe, so they want </text:span><text:change-end text:change-id="ct64929472"/><text:change-start text:change-id="ct64930304"/><text:span text:style-name="T22">the tour to be safty</text:span><text:change-end text:change-id="ct64930304"/></text:p>
      <text:p text:style-name="P18"><text:span text:style-name="T16">The local population</text:span><text:span text:style-name="T11"> have a steak in TourED because tourists provide opportunity for the growth and development of small businesses. For example, in the Canongate area of Edinburgh there's Holyrood Palace, a common place of interest. An increase in people touring the area could provide residents of Canongate the opportunity to start a small business, e.g. a family owned restaurant.</text:span></text:p>
      <text:p text:style-name="P18"><text:span text:style-name="T16">Tourists</text:span><text:span text:style-name="T11"> are an obvious stakeholders of TourED, they are the end users of this application. They are using TourED to find good attractions, local food restaurants and souvenir shops. TourED will help them to find these sites and arrange a route for them to save time. Tourists are seeking an enriched travel experience in Edinburgh with the help of TourED.</text:span></text:p>
      <text:p text:style-name="P18"><text:soft-page-break/><text:span text:style-name="T16">Owners of attractions</text:span><text:span text:style-name="T18"> </text:span><text:span text:style-name="T11">are also stakeholders of TourED, they want their sites be visited by tourists so they can sell tickets and make money. TourED have the ability to navigate tourists to different place, so they may want to create some tour on TourED to bring more tourists to their place.</text:span></text:p>
      <text:h text:style-name="Heading_20_1" text:outline-level="1"><text:span text:style-name="Heading_20_1_20_Char">System state</text:span></text:h>
      <text:p text:style-name="P16"><text:span text:style-name="Heading_20_1_20_Char"><text:span text:style-name="T31">Mode: Follow Tour:</text:span></text:span></text:p>
      <text:list xml:id="list5330819267775526746" text:style-name="L1">
        <text:list-item>
          <text:p text:style-name="P54"><text:span text:style-name="Heading_20_1_20_Char"><text:span text:style-name="T32">map state: with waypoint, <text:s/>leg, annotation of </text:span></text:span><text:span text:style-name="Heading_20_1_20_Char"><text:span text:style-name="T33">the </text:span></text:span><text:span text:style-name="Heading_20_1_20_Char"><text:span text:style-name="T32">leg and position of device on the map</text:span></text:span></text:p>
        </text:list-item>
        <text:list-item>
          <text:p text:style-name="P54"><text:span text:style-name="Heading_20_1_20_Char"><text:span text:style-name="T32">annotation state: show annotations of waypoint</text:span></text:span></text:p>
        </text:list-item>
      </text:list>
      <text:p text:style-name="P16"><text:span text:style-name="Heading_20_1_20_Char"><text:span text:style-name="T31">Mode: Browse Tour:</text:span></text:span></text:p>
      <text:list xml:id="list3478223521706529458" text:style-name="L2">
        <text:list-item>
          <text:p text:style-name="P55"><text:span text:style-name="Heading_20_1_20_Char"><text:span text:style-name="T32">list state: show a list of available tours with name of the tour</text:span></text:span></text:p>
        </text:list-item>
        <text:list-item>
          <text:p text:style-name="P55"><text:span text:style-name="Heading_20_1_20_Char"><text:span text:style-name="T32">select state: show detail information of a tour that have been select</text:span></text:span></text:p>
        </text:list-item>
      </text:list>
      <text:p text:style-name="P16"><text:span text:style-name="Heading_20_1_20_Char"><text:span text:style-name="T31">Mode: Author Tour: </text:span></text:span></text:p>
      <text:list xml:id="list2224677629089824439" text:style-name="L3">
        <text:list-item>
          <text:p text:style-name="P56"><text:span text:style-name="Heading_20_1_20_Char"><text:span text:style-name="T32">form state: show a form which user can enter general information of the tour (name, description, region etc.)</text:span></text:span></text:p>
        </text:list-item>
        <text:list-item>
          <text:p text:style-name="P56"><text:span text:style-name="Heading_20_1_20_Char"><text:span text:style-name="T32">map edit state: show a map which user can pin/</text:span></text:span><text:span text:style-name="Heading_20_1_20_Char"><text:span text:style-name="T34">delete</text:span></text:span><text:span text:style-name="Heading_20_1_20_Char"><text:span text:style-name="T32"> waypoint on the map one by one </text:span></text:span></text:p>
        </text:list-item>
        <text:list-item>
          <text:p text:style-name="P57"><text:span text:style-name="Heading_20_1_20_Char"><text:span text:style-name="T33">summary state: show a list of waypoints and legs with their name</text:span></text:span></text:p>
        </text:list-item>
        <text:list-item>
          <text:p text:style-name="P56"><text:span text:style-name="Heading_20_1_20_Char"><text:span text:style-name="T32">annotation edit state: <text:s/>user can enter(upload) annotation information for waypoints and legs</text:span></text:span></text:p>
        </text:list-item>
      </text:list>
      <text:p text:style-name="P22"><text:span text:style-name="Heading_20_1_20_Char"/></text:p>
      <text:h text:style-name="Heading_20_1" text:outline-level="1"><text:bookmark-start text:name="_Toc495517484"/><text:span text:style-name="Heading_20_1_20_Char">Use case 1 – Tourist browses</text:span><text:bookmark-end text:name="_Toc495517484"/></text:h>
      <text:p text:style-name="Standard"><text:span text:style-name="T27">Primary actor</text:span><text:span text:style-name="T26"> Tourist</text:span></text:p>
      <text:p text:style-name="Standard"><text:span text:style-name="T27">Summary </text:span><text:span text:style-name="T26">Tourist wants to find a tour to follow on the system.</text:span></text:p>
      <text:p text:style-name="Standard"><text:span text:style-name="T27">Precondition </text:span><text:span text:style-name="T26">The available tours have loaded on the app.</text:span></text:p>
      <text:p text:style-name="Standard"><text:span text:style-name="T27">Trigger</text:span><text:span text:style-name="T26"> Tourist is not following any tour at the moment.</text:span></text:p>
      <text:p text:style-name="Standard"><text:span text:style-name="T27">Guarantee </text:span><text:span text:style-name="T26">The tourist is on the tour.</text:span></text:p>
      <text:p text:style-name="P1">Main Success Scenario</text:p>
      <text:list xml:id="list980868959560267488" text:style-name="WWNum1">
        <text:list-item>
          <text:p text:style-name="P35">User opens tour app</text:p>
        </text:list-item>
        <text:list-item>
          <text:p text:style-name="P35">App determines that the user is not following a tour<text:change-start text:change-id="ct64976816"/></text:p>
        </text:list-item>
        <text:list-item>
          <text:p text:style-name="P36">User click around her<text:change-end text:change-id="ct64976816"/><text:change-start text:change-id="ct64970688"/>e<text:change-end text:change-id="ct64970688"/></text:p>
        </text:list-item>
        <text:list-item>
          <text:p text:style-name="P35">App determines the user’s region</text:p>
        </text:list-item>
        <text:list-item>
          <text:p text:style-name="P35">App checks if there’s at least 1 predefined tour in the region</text:p>
        </text:list-item>
        <text:list-item>
          <text:p text:style-name="P35">Tours available are loaded onto the app<text:change-start text:change-id="ct64982672"/></text:p>
        </text:list-item>
        <text:list-item>
          <text:p text:style-name="P38">user click a tour and enter select state<text:change-end text:change-id="ct64982672"/></text:p>
        </text:list-item>
      </text:list>
      <text:p text:style-name="P1">Extension (2)</text:p>
      <text:list xml:id="list23820257941231990" text:style-name="WWNum3">
        <text:list-item>
          <text:p text:style-name="P39">App determines the user is following a tour</text:p>
        </text:list-item>
        <text:list-item>
          <text:p text:style-name="P39">A message is delivered to the user stating “do you wish to stop your current tour?”</text:p>
        </text:list-item>
        <text:list-item>
          <text:p text:style-name="P39"><text:soft-page-break/>Follow on from point 3 in main success scenario.<text:change-start text:change-id="ct64993216"/></text:p>
        </text:list-item>
      </text:list>
      <text:p text:style-name="P12">Extension(<text:change-end text:change-id="ct64993216"/><text:change-start text:change-id="ct64995872"/>3)</text:p>
      <text:list xml:id="list4492490486059929927" text:style-name="L4">
        <text:list-item>
          <text:p text:style-name="P37">User enter region by themselves</text:p>
        </text:list-item>
        <text:list-item>
          <text:p text:style-name="P37">User click confirm</text:p>
        </text:list-item>
        <text:list-item>
          <text:p text:style-name="P37">Follow on from point 5<text:change-end text:change-id="ct64995872"/></text:p>
        </text:list-item>
      </text:list>
      <text:p text:style-name="P1">Extension (<text:change-start text:change-id="ct64998640"/><text:span text:style-name="T1">4</text:span><text:change-end text:change-id="ct64998640"/><text:change text:change-id="ct65001120"/>)</text:p>
      <text:list xml:id="list7918641764493548528" text:style-name="WWNum4">
        <text:list-item>
          <text:p text:style-name="P40">App cannot determine the user’s region</text:p>
        </text:list-item>
        <text:list-item>
          <text:p text:style-name="P40">An error message is delivered to the user stating “Region cannot be identified” <text:change-start text:change-id="ct65002288"/><text:span text:style-name="T45">(request t</text:span><text:change-end text:change-id="ct65002288"/><text:change-start text:change-id="ct65011056"/><text:span text:style-name="T45">urn on location service/GPS, follow by request granted or not)</text:span><text:change-end text:change-id="ct65011056"/></text:p>
        </text:list-item>
        <text:list-item>
          <text:p text:style-name="P40">Return out of main success scenario.</text:p>
        </text:list-item>
      </text:list>
      <text:p text:style-name="P1">Extension (<text:change-start text:change-id="ct65001488"/><text:span text:style-name="T1">5</text:span><text:change-end text:change-id="ct65001488"/><text:change text:change-id="ct64997904"/>)</text:p>
      <text:list xml:id="list5951408995183331843" text:style-name="WWNum5">
        <text:list-item>
          <text:p text:style-name="P41">App cannot find a predefined tour in the user’s region</text:p>
        </text:list-item>
        <text:list-item>
          <text:p text:style-name="P41">An error message is delivered to the user “No available tours in region”</text:p>
        </text:list-item>
        <text:list-item>
          <text:p text:style-name="P41">Return out of main success scenario.</text:p>
        </text:list-item>
      </text:list>
      <text:p text:style-name="P1">Notes</text:p>
      <text:list xml:id="list9145434658624900006" text:style-name="WWNum2">
        <text:list-item>
          <text:p text:style-name="P42">It should be considered what happens if the user changes region whilst browsing. E.g. user moves from EH1 to EH2 whilst browsing tours on their phone.</text:p>
        </text:list-item>
      </text:list>
      <text:h text:style-name="P25" text:outline-level="1"/>
      <text:p text:style-name="P4"/>
      <text:h text:style-name="P23" text:outline-level="1"><text:bookmark-start text:name="_Toc495517485"/><text:span text:style-name="Heading_20_1_20_Char">Use case 2 – User authors</text:span><text:bookmark-end text:name="_Toc495517485"/></text:h>
      <text:p text:style-name="P17"><text:span text:style-name="T27">Primary actor</text:span><text:span text:style-name="T26"> User </text:span><text:span text:style-name="T28">(</text:span><text:span text:style-name="T20">local population/owners of attractions)</text:span></text:p>
      <text:p text:style-name="Standard"><text:span text:style-name="T27">Summary </text:span><text:span text:style-name="T26">Author wants to define a tour for tourists to follow.</text:span></text:p>
      <text:p text:style-name="Standard"><text:span text:style-name="T27">Precondition </text:span><text:span text:style-name="T26">User is on the tour authoring interface.</text:span></text:p>
      <text:p text:style-name="Standard"><text:span text:style-name="T27">Trigger</text:span><text:span text:style-name="T26"> User segues to tour authoring interface.</text:span><text:change-start text:change-id="ct65027424"/><text:span text:style-name="T26"> </text:span><text:span text:style-name="T28">(</text:span><text:change-end text:change-id="ct65027424"/><text:change-start text:change-id="ct65028256"/><text:span text:style-name="T28">tour</text:span><text:change-end text:change-id="ct65028256"/><text:change-start text:change-id="ct65029200"/><text:span text:style-name="T28"> author mode/form state)</text:span><text:change-end text:change-id="ct65029200"/></text:p>
      <text:p text:style-name="Standard"><text:span text:style-name="T27">Guarantee </text:span><text:span text:style-name="T26">The new tour is added to the list of tours in the app.</text:span></text:p>
      <text:p text:style-name="P1">Main Success Scenario</text:p>
      <text:list xml:id="list161213562194334" text:continue-list="list161215066682899" text:style-name="WWNum6">
        <text:list-item>
          <text:p text:style-name="P2"><text:change-start text:change-id="ct65021760"/><text:span text:style-name="T45">User</text:span><text:change-end text:change-id="ct65021760"/><text:change-start text:change-id="ct65029968"/><text:span text:style-name="T45"> enter general information (name, description, region</text:span><text:change-end text:change-id="ct65029968"/><text:change-start text:change-id="ct65030544"/><text:span text:style-name="T45">) i</text:span><text:change-end text:change-id="ct65030544"/><text:change-start text:change-id="ct65031408"/><text:span text:style-name="T45">n the form</text:span><text:change-end text:change-id="ct65031408"/><text:change text:change-id="ct65031664"/><text:change-start text:change-id="ct65032512"/><text:span text:style-name="T45">App ena</text:span><text:change-end text:change-id="ct65032512"/><text:change-start text:change-id="ct65033376"/><text:span text:style-name="T45">ble 'complete' button, </text:span><text:change-end text:change-id="ct65033376"/><text:change-start text:change-id="ct65034464"/><text:span text:style-name="T45">after all co</text:span><text:change-end text:change-id="ct65034464"/><text:change-start text:change-id="ct65035168"/><text:span text:style-name="T45">mpulsory</text:span><text:change-end text:change-id="ct65035168"/><text:change-start text:change-id="ct65036016"/><text:span text:style-name="T45"> fields have been filled</text:span><text:change-end text:change-id="ct65036016"/><text:change text:change-id="ct65036592"/><text:change-start text:change-id="ct64926416"/><text:span text:style-name="T45">User click complete</text:span><text:change-end text:change-id="ct64926416"/><text:change text:change-id="ct65038128"/><text:change-start text:change-id="ct65038656"/><text:span text:style-name="T45">App enter map edit </text:span><text:change-end text:change-id="ct65038656"/><text:change-start text:change-id="ct65039664"/><text:span text:style-name="T45">state, show a map of required region</text:span><text:change-end text:change-id="ct65039664"/><text:change text:change-id="ct65039888"/><text:change-start text:change-id="ct65040592"/><text:span text:style-name="T45">User click</text:span><text:change-end text:change-id="ct65040592"/><text:change-start text:change-id="ct65041776"/><text:span text:style-name="T45"> a point on map</text:span><text:change-end text:change-id="ct65041776"/><text:change text:change-id="ct65042064"/><text:change-start text:change-id="ct65040128"/><text:span text:style-name="T45">User <text:s/>enter the name of <text:s/>the waypoint and click confirm</text:span></text:p>
        </text:list-item>
        <text:list-item>
          <text:p text:style-name="P31"><text:span text:style-name="T46">repeat from 5, until at least 3 waypoints are</text:span><text:change-end text:change-id="ct65040128"/><text:change-start text:change-id="ct65026672"/><text:span text:style-name="T46"> created and user click complete</text:span></text:p>
        </text:list-item>
        <text:list-item>
          <text:p text:style-name="P31"><text:change-end text:change-id="ct65026672"/><text:change-start text:change-id="ct64700896"/><text:span text:style-name="T46">App enter summary state, show a list of waypoints and leg</text:span><text:change-end text:change-id="ct64700896"/><text:change-start text:change-id="ct64926640"/><text:span text:style-name="T46">s</text:span></text:p>
        </text:list-item>
        <text:list-item>
          <text:p text:style-name="P31"><text:soft-page-break/><text:span text:style-name="T46">User click one ite</text:span><text:change-end text:change-id="ct64926640"/><text:change-start text:change-id="ct64719312"/><text:span text:style-name="T46">m of the list</text:span></text:p>
        </text:list-item>
        <text:list-item>
          <text:p text:style-name="P31"><text:span text:style-name="T46">App enter annotation edit state</text:span><text:change-end text:change-id="ct64719312"/><text:change-start text:change-id="ct64726992"/><text:span text:style-name="T46"> of that item</text:span><text:change-end text:change-id="ct64726992"/><text:change-start text:change-id="ct65038352"/><text:span text:style-name="T46">,</text:span></text:p>
        </text:list-item>
        <text:list-item>
          <text:p text:style-name="P31"><text:span text:style-name="T46">User upload annotation</text:span><text:change-end text:change-id="ct65038352"/><text:change-start text:change-id="ct64644160"/><text:span text:style-name="T46">s (video,</text:span><text:change-end text:change-id="ct64644160"/><text:change-start text:change-id="ct65031888"/><text:span text:style-name="T46"> sound, picture, text) with a upper limit on size</text:span></text:p>
        </text:list-item>
        <text:list-item>
          <text:p text:style-name="P31"><text:span text:style-name="T46">User</text:span><text:change-end text:change-id="ct65031888"/><text:change-start text:change-id="ct65033024"/><text:span text:style-name="T46"> click complete</text:span></text:p>
        </text:list-item>
        <text:list-item>
          <text:p text:style-name="P32"><text:span text:style-name="T46">repeat </text:span><text:change-end text:change-id="ct65033024"/><text:change-start text:change-id="ct65041344"/><text:span text:style-name="T46">from 8 until all waypoints have some sort of annotation and user click complete</text:span><text:change-end text:change-id="ct65041344"/><text:change-start text:change-id="ct65032736"/></text:p>
        </text:list-item>
        <text:list-item>
          <text:p text:style-name="P32"><text:span text:style-name="T2">App </text:span><text:change-end text:change-id="ct65032736"/><text:change-start text:change-id="ct64725200"/><text:span text:style-name="T2">upload tour to server, wait to be check</text:span><text:change-end text:change-id="ct64725200"/><text:change text:change-id="ct65029424"/></text:p>
        </text:list-item>
      </text:list>
      <text:p text:style-name="P1">Extension (<text:change-start text:change-id="ct64726336"/><text:span text:style-name="T2">1 </text:span><text:change-end text:change-id="ct64726336"/><text:change text:change-id="ct65042496"/>)</text:p>
      <text:list xml:id="list161213398344179" text:continue-list="list23820257941231990" text:style-name="WWNum3">
        <text:list-item>
          <text:p text:style-name="P39">User fails to enter the name of the tour, the tour’s region<text:change text:change-id="ct65031152"/></text:p>
        </text:list-item>
        <text:list-item>
          <text:p text:style-name="P39">App delivers a corresponding error message asking the user to enter the missed details.</text:p>
        </text:list-item>
        <text:list-item>
          <text:p text:style-name="P39">Return to main success scenario<text:change-start text:change-id="ct65038880"/> <text:span text:style-name="T4">(1)</text:span><text:change-end text:change-id="ct65038880"/>.</text:p>
        </text:list-item>
      </text:list>
      <text:p text:style-name="P1">Extension (<text:change-start text:change-id="ct65043184"/><text:span text:style-name="T2">1</text:span><text:change-end text:change-id="ct65043184"/><text:change text:change-id="ct65019984"/>)</text:p>
      <text:list xml:id="list161213407404539" text:continue-list="list7918641764493548528" text:style-name="WWNum4">
        <text:list-item>
          <text:p text:style-name="P40">User enters an invalid region. </text:p>
        </text:list-item>
        <text:list-item>
          <text:p text:style-name="P40">An error message is delivered to the user stating “Region cannot be identified”</text:p>
        </text:list-item>
        <text:list-item>
          <text:p text:style-name="P40">Return back to the main success scenario<text:change-start text:change-id="ct64659408"/> <text:span text:style-name="T4">(1)</text:span><text:change-end text:change-id="ct64659408"/>.</text:p>
        </text:list-item>
      </text:list>
      <text:p text:style-name="P4"><text:change text:change-id="ct65034688"/><text:change-start text:change-id="ct65039168"/></text:p>
      <text:p text:style-name="P11"><text:soft-page-break/>Extension(1-13)</text:p>
      <text:list xml:id="list1276808935008588945" text:style-name="L5">
        <text:list-item>
          <text:p text:style-name="P33">(at <text:change-end text:change-id="ct65039168"/><text:change-start text:change-id="ct65045952"/>any point between 1-13) user click discard</text:p>
        </text:list-item>
        <text:list-item>
          <text:p text:style-name="P33">app display a warning message ask for confirm</text:p>
        </text:list-item>
        <text:list-item>
          <text:p text:style-name="P33"><text:change-end text:change-id="ct65045952"/><text:change-start text:change-id="ct65054688"/>user click confirm/ cancel</text:p>
        </text:list-item>
        <text:list-item>
          <text:p text:style-name="P33">app back to <text:change-end text:change-id="ct65054688"/><text:change-start text:change-id="ct65055216"/><text:span text:style-name="T4">previous</text:span><text:change-end text:change-id="ct65055216"/><text:change-start text:change-id="ct65056080"/> <text:span text:style-name="T4">state</text:span> if user confirm./ app let warning message <text:change-end text:change-id="ct65056080"/><text:change-start text:change-id="ct65056304"/>disapper if user cancel<text:change-end text:change-id="ct65056304"/><text:change-start text:change-id="ct65059248"/></text:p>
        </text:list-item>
      </text:list>
      <text:p text:style-name="P11">Extension(14)</text:p>
      <text:list xml:id="list5477156523234139717" text:style-name="L6">
        <text:list-item>
          <text:p text:style-name="P34"><text:change-end text:change-id="ct65059248"/><text:change-start text:change-id="ct65060336"/>App can not connect to server/ upload fail</text:p>
        </text:list-item>
        <text:list-item>
          <text:p text:style-name="P34">App display a message telling user the upload will be done<text:change-end text:change-id="ct65060336"/><text:change-start text:change-id="ct65041072"/> later</text:p>
        </text:list-item>
        <text:list-item>
          <text:p text:style-name="P34">User click ok(only button)</text:p>
        </text:list-item>
        <text:list-item>
          <text:p text:style-name="P34">App save the <text:change-end text:change-id="ct65041072"/><text:change-start text:change-id="ct65067744"/><text:span text:style-name="T47">tour at local</text:span><text:change-end text:change-id="ct65067744"/></text:p>
        </text:list-item>
      </text:list>
      <text:p text:style-name="P1">Notes</text:p>
      <text:list xml:id="list161213972174416" text:continue-list="list9145434658624900006" text:style-name="WWNum2">
        <text:list-item>
          <text:p text:style-name="P42">A definition of a valid annotation should be considered because some people might enter rude or nonsensical things. For example, a filter for swear words could be added.</text:p>
        </text:list-item>
        <text:list-item>
          <text:p text:style-name="P42">Since the tours are not stored on a server, we might consider a maximum number of tours the app can store locally.</text:p>
        </text:list-item>
      </text:list>
      <text:p text:style-name="P4"/>
      <text:p text:style-name="P4"/>
      <text:p text:style-name="P4"/>
      <text:p text:style-name="P4"/>
      <text:p text:style-name="P4"><text:soft-page-break/></text:p>
      <text:p text:style-name="P4"/>
      <text:h text:style-name="Heading_20_1" text:outline-level="1"><text:bookmark-start text:name="_Toc495517486"/><text:span text:style-name="Heading_20_1_20_Char">Use case 3 – Tourist follows</text:span><text:bookmark-end text:name="_Toc495517486"/></text:h>
      <text:p text:style-name="Standard"><text:span text:style-name="T17">Primary actor</text:span><text:span text:style-name="T11"> Tourist</text:span></text:p>
      <text:p text:style-name="Standard"><text:span text:style-name="T17">Summary</text:span><text:span text:style-name="T11"> the tourist want to have a trip navigated by TourED</text:span></text:p>
      <text:p text:style-name="Standard"><text:span text:style-name="T17">Precondition</text:span><text:span text:style-name="T11"> tourist is browsing tours</text:span></text:p>
      <text:p text:style-name="Standard"><text:span text:style-name="T17">Trigger</text:span><text:span text:style-name="T11"> tourist select a tour.</text:span></text:p>
      <text:p text:style-name="Standard"><text:span text:style-name="T17">Success Guarantee</text:span><text:span text:style-name="T11"> tourist get the end way point of the tour</text:span></text:p>
      <text:p text:style-name="Standard"><text:span text:style-name="T17">Failure Guarantee</text:span><text:span text:style-name="T11"> tourist get lost and go to somewhere else</text:span></text:p>
      <text:p text:style-name="P14">Main Success Scenario</text:p>
      <text:list xml:id="list5046506070196990218" text:style-name="WWNum7">
        <text:list-item>
          <text:p text:style-name="P58"><text:change-start text:change-id="ct65070288"/><text:span text:style-name="T3">APP</text:span><text:change-end text:change-id="ct65070288"/><text:change text:change-id="ct65070592"/><text:span text:style-name="T11"> display the sequence of </text:span><text:span text:style-name="T15">waypoints</text:span><text:span text:style-name="T11"> linked together on the map with a short description.</text:span></text:p>
        </text:list-item>
        <text:list-item>
          <text:p text:style-name="P46">Tourist click 'start tour' </text:p>
        </text:list-item>
        <text:list-item>
          <text:p text:style-name="P46"><text:change-start text:change-id="ct65070816"/><text:span text:style-name="T4">APP</text:span><text:change-end text:change-id="ct65070816"/><text:change text:change-id="ct65082256"/> show the position, distance of the start waypoint with the closest route to it on map</text:p>
        </text:list-item>
        <text:list-item>
          <text:p text:style-name="P46">Tourist follow the route</text:p>
        </text:list-item>
        <text:list-item>
          <text:p text:style-name="P46">Tourist arrive at the waypoint</text:p>
        </text:list-item>
        <text:list-item>
          <text:p text:style-name="P46"><text:change-start text:change-id="ct64814208"/><text:span text:style-name="T4">App</text:span><text:change-end text:change-id="ct64814208"/><text:change text:change-id="ct64814432"/> show annotations of this waypoint if there is one</text:p>
        </text:list-item>
        <text:list-item>
          <text:p text:style-name="P46"><text:soft-page-break/>Tourist click 'next'</text:p>
        </text:list-item>
        <text:list-item>
          <text:p text:style-name="P46">(if this waypoint is not end waypoint) <text:change-start text:change-id="ct64814656"/><text:span text:style-name="T4">APP</text:span><text:change-end text:change-id="ct64814656"/><text:change text:change-id="ct64815072"/> show the position, distance of next waypoint with the leg to that waypoint and a small annotation of the leg if there is one</text:p>
        </text:list-item>
        <text:list-item>
          <text:p text:style-name="P46">Tourist follow the leg</text:p>
        </text:list-item>
        <text:list-item>
          <text:p text:style-name="P46">Tourist arrive at the next waypoint</text:p>
        </text:list-item>
        <text:list-item>
          <text:p text:style-name="P46">repeat from 6 until the current waypoint is the end of the waypoint</text:p>
        </text:list-item>
        <text:list-item>
          <text:p text:style-name="P46"><text:change-start text:change-id="ct65085312"/><text:span text:style-name="T4">App</text:span><text:change-end text:change-id="ct65085312"/><text:change text:change-id="ct65086608"/> show annotations of the end waypoint</text:p>
        </text:list-item>
        <text:list-item>
          <text:p text:style-name="P46">Tourist click 'exist'</text:p>
        </text:list-item>
      </text:list>
      <text:p text:style-name="P14">Extension <text:span text:style-name="T44">(4)</text:span></text:p>
      <text:list xml:id="list8626819022514219471" text:style-name="L7">
        <text:list-item>
          <text:p text:style-name="P47"><text:change text:change-id="ct65088624"/>Tourist didn't follow the route and have not gone far</text:p>
        </text:list-item>
        <text:list-item>
          <text:p text:style-name="P47"><text:change-start text:change-id="ct65094320"/><text:span text:style-name="T4">App</text:span><text:change-end text:change-id="ct65094320"/><text:change text:change-id="ct65094544"/>send notification with new route on it (device will shock or make sound)</text:p>
        </text:list-item>
        <text:list-item>
          <text:p text:style-name="P47">Tourist <text:s/>see the notification</text:p>
        </text:list-item>
        <text:list-item>
          <text:p text:style-name="P47">Back to 4 in main scenario</text:p>
        </text:list-item>
      </text:list>
      <text:p text:style-name="P14">Extension <text:span text:style-name="T44">(9)</text:span></text:p>
      <text:list xml:id="list6659998071209226259" text:style-name="L8">
        <text:list-item>
          <text:p text:style-name="P48"><text:change text:change-id="ct65100160"/>Tourist didn't follow the leg and have not gone far</text:p>
        </text:list-item>
        <text:list-item>
          <text:p text:style-name="P48"><text:s/><text:change-start text:change-id="ct65105216"/><text:span text:style-name="T4">App</text:span><text:change-end text:change-id="ct65105216"/><text:change text:change-id="ct65105440"/> send notification with route back to leg (device will shock or make sound)</text:p>
        </text:list-item>
        <text:list-item>
          <text:p text:style-name="P48">Tourist see the notify</text:p>
        </text:list-item>
        <text:list-item>
          <text:p text:style-name="P48">Tourist go back to leg</text:p>
        </text:list-item>
        <text:list-item>
          <text:p text:style-name="P48"><text:soft-page-break/>Back to 9 in main scenario</text:p>
        </text:list-item>
      </text:list>
      <text:p text:style-name="P14">Extension <text:span text:style-name="T44">(4/9)</text:span></text:p>
      <text:list xml:id="list2902342972311842824" text:style-name="L9">
        <text:list-item>
          <text:p text:style-name="P59"><text:change text:change-id="ct65112096"/><text:span text:style-name="T11">Tourist didn't follow the route/</text:span><text:span text:style-name="T7">leg</text:span><text:span text:style-name="T11"> and have gone too far</text:span></text:p>
        </text:list-item>
        <text:list-item>
          <text:p text:style-name="P60"><text:change-start text:change-id="ct65115072"/><text:span text:style-name="T3">App</text:span><text:change-end text:change-id="ct65115072"/><text:change text:change-id="ct65114576"/><text:span text:style-name="T11"> cancel the tour and send notification (device will shock or make sound)</text:span> </text:p>
        </text:list-item>
        <text:list-item>
          <text:p text:style-name="P61">back to browse tour mode</text:p>
        </text:list-item>
      </text:list>
      <text:p text:style-name="P6"><text:span text:style-name="T17">Extension </text:span><text:span text:style-name="T19">(2)</text:span></text:p>
      <text:list xml:id="list8363079031597656624" text:style-name="L10">
        <text:list-item>
          <text:p text:style-name="P49"><text:change text:change-id="ct65119936"/>Tourist click 'Cancel'</text:p>
        </text:list-item>
        <text:list-item>
          <text:p text:style-name="P49">back to browse tour mode<text:change-start text:change-id="ct65132368"/></text:p>
        </text:list-item>
      </text:list>
      <text:p text:style-name="P13">Extension(<text:change-end text:change-id="ct65132368"/><text:change-start text:change-id="ct65138016"/>2-11)</text:p>
      <text:list xml:id="list4726912554919071121" text:style-name="L11">
        <text:list-item>
          <text:p text:style-name="P51">App lost users' pos<text:change-end text:change-id="ct65138016"/><text:change-start text:change-id="ct65139616"/>tion (stop of location service)</text:p>
        </text:list-item>
        <text:list-item>
          <text:p text:style-name="P51">App<text:change-end text:change-id="ct65139616"/><text:change-start text:change-id="ct65139392"/> show a message r<text:span text:style-name="T28">equest turn on location service/GPS</text:span></text:p>
        </text:list-item>
        <text:list-item>
          <text:p text:style-name="P51"><text:change-end text:change-id="ct65139392"/><text:change-start text:change-id="ct65147072"/><text:span text:style-name="T28">A</text:span><text:span text:style-name="T26">pp </text:span><text:change-end text:change-id="ct65147072"/><text:change-start text:change-id="ct65147840"/><text:span text:style-name="T26">keep working after location service </text:span><text:change-end text:change-id="ct65147840"/><text:change-start text:change-id="ct65148784"/><text:span text:style-name="T26">turn on </text:span><text:change-end text:change-id="ct65148784"/></text:p>
        </text:list-item>
      </text:list>
      <text:p text:style-name="P43"/>
      <text:h text:style-name="P24" text:outline-level="1"><text:span text:style-name="Heading_20_1_20_Char"><text:span text:style-name="T29">requirements of the system</text:span></text:span></text:h>
      <text:list xml:id="list4867828317165353540" text:style-name="L12">
        <text:list-item>
          <text:p text:style-name="P52"><text:span text:style-name="Heading_20_1_20_Char"><text:span text:style-name="T35">Mobile hardware </text:span></text:span><text:span text:style-name="Heading_20_1_20_Char"><text:span text:style-name="T36">(mobile smart phone is the baseline):</text:span></text:span></text:p>
        </text:list-item>
      </text:list>
      <text:list xml:id="list3804765838334677301" text:style-name="L13">
        <text:list-item>
          <text:p text:style-name="P62"><text:span text:style-name="Heading_20_1_20_Char"><text:span text:style-name="T42">System: android 5.0 or above (or ios)</text:span></text:span></text:p>
        </text:list-item>
        <text:list-item>
          <text:p text:style-name="P62"><text:span text:style-name="Heading_20_1_20_Char"><text:span text:style-name="T42">Location server: must have GPS</text:span></text:span></text:p>
        </text:list-item>
        <text:list-item>
          <text:p text:style-name="P62"><text:span text:style-name="Heading_20_1_20_Char"><text:span text:style-name="T42">network: need internet to download/upload tours from server side </text:span></text:span></text:p>
        </text:list-item>
      </text:list>
      <text:list xml:id="list161214361326877" text:continue-list="list4867828317165353540" text:style-name="L12">
        <text:list-item>
          <text:p text:style-name="P52"><text:span text:style-name="Heading_20_1_20_Char"><text:span text:style-name="T35">Server side:</text:span></text:span></text:p>
        </text:list-item>
      </text:list>
      <text:list xml:id="list4825681662299983905" text:style-name="L14">
        <text:list-item>
          <text:p text:style-name="P53"><text:span text:style-name="Heading_20_1_20_Char"><text:span text:style-name="T37">database: have a database to store all tours, and some user information</text:span></text:span></text:p>
        </text:list-item>
        <text:list-item>
          <text:p text:style-name="P53"><text:span text:style-name="Heading_20_1_20_Char"><text:span text:style-name="T37">network: connect to network 24h/day, need to have enough bandwidth</text:span></text:span></text:p>
        </text:list-item>
        <text:list-item>
          <text:p text:style-name="P53"><text:span text:style-name="Heading_20_1_20_Char"><text:span text:style-name="T37">power source: 24h/day</text:span></text:span></text:p>
        </text:list-item>
      </text:list>
      <text:h text:style-name="P21" text:outline-level="1"><text:span text:style-name="Heading_20_1_20_Char"><text:span text:style-name="T29">non-functional requirements</text:span></text:span></text:h>
      <text:list xml:id="list8687974473088583290" text:style-name="L15">
        <text:list-item>
          <text:p text:style-name="P63"><text:span text:style-name="Heading_20_1_20_Char"><text:span text:style-name="T38">Security</text:span></text:span></text:p>
        </text:list-item>
      </text:list>
      <text:list xml:id="list1943591728712584143" text:style-name="L16">
        <text:list-item>
          <text:p text:style-name="P64"><text:span text:style-name="Heading_20_1_20_Char"><text:span text:style-name="T39">location: the user location should keep in the device, there no need to get location information of user to server side</text:span></text:span></text:p>
        </text:list-item>
        <text:list-item>
          <text:p text:style-name="P64"><text:span text:style-name="Heading_20_1_20_Char"><text:span text:style-name="T39">author: author need to be registered with real name and id, they have responsibility to content they upload</text:span></text:span></text:p>
        </text:list-item>
        <text:list-item>
          <text:p text:style-name="P65"><text:span text:style-name="Heading_20_1_20_Char"><text:span text:style-name="T41">tour: the newly created tour should be checked manually to make sure it doesn't violate any regulation</text:span></text:span></text:p>
        </text:list-item>
      </text:list>
      <text:list xml:id="list161214287178372" text:continue-list="list8687974473088583290" text:style-name="L15">
        <text:list-item>
          <text:p text:style-name="P63"><text:soft-page-break/><text:span text:style-name="Heading_20_1_20_Char"><text:span text:style-name="T38">Usability</text:span></text:span></text:p>
        </text:list-item>
      </text:list>
      <text:list xml:id="list6995650800414335313" text:style-name="L17">
        <text:list-item>
          <text:p text:style-name="P66"><text:span text:style-name="Heading_20_1_20_Char"><text:span text:style-name="T39">interface: clear and simple design of interface with enough but not too much text</text:span></text:span></text:p>
        </text:list-item>
        <text:list-item>
          <text:p text:style-name="P67"><text:span text:style-name="Heading_20_1_20_Char"><text:span text:style-name="T40">rate: there should be some kind of rating system to tours, to help user choose good tour</text:span></text:span></text:p>
        </text:list-item>
      </text:list>
      <text:list xml:id="list161214077295020" text:continue-list="list161214287178372" text:style-name="L15">
        <text:list-item>
          <text:p text:style-name="P63"><text:span text:style-name="Heading_20_1_20_Char"><text:span text:style-name="T38">Performance</text:span></text:span></text:p>
        </text:list-item>
      </text:list>
      <text:list xml:id="list7165989306185298026" text:style-name="L18">
        <text:list-item>
          <text:p text:style-name="P68"><text:span text:style-name="Heading_20_1_20_Char"><text:span text:style-name="T39">speed: switch between any states should be less than 0.5s.</text:span></text:span></text:p>
        </text:list-item>
        <text:list-item>
          <text:p text:style-name="P68"><text:span text:style-name="Heading_20_1_20_Char"><text:span text:style-name="T39">Power consumption: location server consume a lot of power, so the app itself should not have complicate </text:span></text:span><text:span text:style-name="Heading_20_1_20_Char"><text:span text:style-name="T40">operation that will increase consumption. The app may keep track of the battery of the device from the start of the tour, and notify the user when the battery is too low to reach the end waypoint</text:span></text:span></text:p>
        </text:list-item>
        <text:list-item>
          <text:p text:style-name="P69"><text:span text:style-name="Heading_20_1_20_Char"><text:span text:style-name="T40">Location accuracy: mostly depend on hardware of device, ideally the error should be less than 5 meter</text:span></text:span></text:p>
        </text:list-item>
        <text:list-item>
          <text:p text:style-name="P69"><text:span text:style-name="Heading_20_1_20_Char"><text:span text:style-name="T40">roaming cost: when using mobile roaming before upload/download of tours, the app should notify the user</text:span></text:span></text:p>
        </text:list-item>
      </text:list>
      <text:list xml:id="list161215183696802" text:continue-list="list161214077295020" text:style-name="L15">
        <text:list-item>
          <text:p text:style-name="P63"><text:span text:style-name="Heading_20_1_20_Char"><text:span text:style-name="T38">Reliability</text:span></text:span></text:p>
        </text:list-item>
      </text:list>
      <text:list xml:id="list3791705091385295147" text:style-name="L19">
        <text:list-item>
          <text:p text:style-name="P71"><text:span text:style-name="Heading_20_1_20_Char"><text:span text:style-name="T41">backup: the database on server side should be backup daily, prevent the lose of data due to special circumstances</text:span></text:span></text:p>
        </text:list-item>
        <text:list-item>
          <text:p text:style-name="P71"><text:span text:style-name="Heading_20_1_20_Char"><text:span text:style-name="T41">local data: when the app is closed when user is following a tour or creating the tour, the current state should be stored locally if possible, and when user open the app next time, the state should be recover</text:span></text:span></text:p>
        </text:list-item>
      </text:list>
      <text:p text:style-name="P72"><text:span text:style-name="Heading_20_1_20_Char"><text:span text:style-name="T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n" fo:country="US" style:letter-kerning="true" style:font-name-asian="宋体" style:font-size-asian="11pt" style:language-asian="ja" style:country-asian="JP"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1pt" fo:language="en" fo:country="US" style:letter-kerning="true" style:font-name-asian="宋体" style:font-size-asian="11pt" style:language-asian="ja" style:country-asian="JP"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7cm" fo:margin-right="0cm" fo:margin-top="0cm" fo:margin-bottom="0.353cm" loext:contextual-spacing="false" fo:line-height="200%" fo:text-align="start" style:justify-single-word="false" fo:orphans="2" fo:widows="2" fo:text-indent="0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cm" fo:margin-right="0cm" fo:margin-top="0.423cm" fo:margin-bottom="0.423cm" loext:contextual-spacing="false" fo:keep-together="always" fo:text-indent="0cm" style:auto-text-indent="false" fo:keep-with-next="always"/>
      <style:text-properties fo:color="#2e74b5" style:font-name="Calibri" fo:font-family="Calibri" style:font-family-generic="roman"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cm" fo:margin-bottom="0.423cm" loext:contextual-spacing="false" fo:line-height="150%" fo:keep-together="always" fo:keep-with-next="always"/>
      <style:text-properties fo:color="#2e74b5" style:font-name="Calibri" fo:font-family="Calibri" style:font-family-generic="roman"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left="1.27cm" fo:margin-right="1.27cm" fo:margin-top="0cm" fo:margin-bottom="0cm" loext:contextual-spacing="false" fo:text-align="end" style:justify-single-word="false" fo:keep-together="always" fo:text-indent="0cm" style:auto-text-indent="false" fo:keep-with-next="always"/>
      <style:text-properties fo:color="#2e74b5" style:font-name="Calibri" fo:font-family="Calibri" style:font-family-generic="roman" style:font-pitch="variable" fo:font-size="12pt" style:font-name-asian="宋体" style:font-family-asian="宋体" style:font-family-generic-asian="system" style:font-pitch-asian="variable" style:font-size-asian="12pt" style:font-name-complex="Tahoma" style:font-family-complex="Tahoma"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left="0cm" fo:margin-right="0cm" fo:margin-top="0cm" fo:margin-bottom="0cm" loext:contextual-spacing="false" fo:line-height="100%" fo:text-align="center" style:justify-single-word="false" fo:text-indent="0cm" style:auto-text-indent="false"/>
      <style:text-properties fo:color="#1f4e79" style:font-name="Calibri" fo:font-family="Calibri" style:font-family-generic="roman" style:font-pitch="variable" fo:font-size="28pt" fo:letter-spacing="normal" style:letter-kerning="true" style:font-name-asian="宋体" style:font-family-asian="宋体" style:font-family-generic-asian="system" style:font-pitch-asian="variable" style:font-size-asian="28pt" style:font-name-complex="Tahoma" style:font-family-complex="Tahoma" style:font-family-generic-complex="system" style:font-pitch-complex="variable" style:font-size-complex="28pt"/>
    </style:style>
    <style:style style:name="No_20_Spacing" style:display-name="No Spacing" style:family="paragraph" style:default-outline-level="">
      <style:paragraph-properties fo:margin-left="1.27cm" fo:margin-right="0cm" fo:margin-top="0cm" fo:margin-bottom="0cm" loext:contextual-spacing="false" fo:line-height="100%" fo:text-align="start" style:justify-single-word="false" fo:orphans="2" fo:widows="2" fo:text-indent="0cm" style:auto-text-indent="false" style:writing-mode="lr-tb"/>
    </style:style>
    <style:style style:name="Footer" style:family="paragraph" style:parent-style-name="Standard" style:default-outline-level="" style:class="extra">
      <style:paragraph-properties fo:margin-left="0cm" fo:margin-right="0cm" fo:margin-top="0cm" fo:margin-bottom="0cm" loext:contextual-spacing="false" fo:line-height="100%" fo:text-indent="0cm" style:auto-text-indent="false">
        <style:tab-stops>
          <style:tab-stop style:position="8.255cm" style:type="center"/>
          <style:tab-stop style:position="16.51cm" style:type="right"/>
        </style:tab-stops>
      </style:paragraph-properties>
      <style:text-properties fo:color="#2e74b5"/>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style:text-properties fo:font-size="16pt" style:font-size-asian="16pt" style:language-asian="en" style:country-asian="US" style:font-size-complex="16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style>
    <style:style style:name="Subtitle" style:family="paragraph" style:parent-style-name="Heading" style:class="chapter"/>
    <style:style style:name="Table_20_Contents" style:display-name="Table Contents"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fo:color="#1f4e79" style:font-name="Calibri" fo:font-family="Calibri" style:font-family-generic="roman" style:font-pitch="variable" fo:font-size="28pt" fo:letter-spacing="normal" style:letter-kerning="true" style:font-name-asian="宋体" style:font-family-asian="宋体" style:font-family-generic-asian="system" style:font-pitch-asian="variable" style:font-size-asian="28pt" style:font-name-complex="Tahoma" style:font-family-complex="Tahoma"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color="#2e74b5" style:font-name="Calibri" fo:font-family="Calibri" style:font-family-generic="roman"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Heading_20_2_20_Char" style:display-name="Heading 2 Char" style:family="text" style:parent-style-name="Default_20_Paragraph_20_Font">
      <style:text-properties fo:color="#2e74b5" style:font-name="Calibri" fo:font-family="Calibri" style:font-family-generic="roman"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No_20_Spacing_20_Char" style:display-name="No Spacing Char" style:family="text" style:parent-style-name="Default_20_Paragraph_20_Font"/>
    <style:style style:name="Heading_20_3_20_Char" style:display-name="Heading 3 Char" style:family="text" style:parent-style-name="Default_20_Paragraph_20_Font">
      <style:text-properties fo:color="#2e74b5" style:font-name="Calibri" fo:font-family="Calibri" style:font-family-generic="roman" style:font-pitch="variable" fo:font-size="12pt" style:font-name-asian="宋体" style:font-family-asian="宋体" style:font-family-generic-asian="system" style:font-pitch-asian="variable" style:font-size-asian="12pt" style:font-name-complex="Tahoma" style:font-family-complex="Tahoma" style:font-family-generic-complex="system" style:font-pitch-complex="variable" style:font-size-complex="12pt"/>
    </style:style>
    <style:style style:name="Footer_20_Char" style:display-name="Footer Char" style:family="text" style:parent-style-name="Default_20_Paragraph_20_Font">
      <style:text-properties fo:color="#2e74b5"/>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51cm" style:rel-width="100%" fo:margin-left="0cm" fo:margin-top="0cm" fo:margin-bottom="0cm" table:align="left" style:writing-mode="lr-tb"/>
    </style:style>
    <style:style style:name="Table2.A" style:family="table-column">
      <style:table-column-properties style:column-width="7.502cm" style:rel-column-width="29779*"/>
    </style:style>
    <style:style style:name="Table2.B" style:family="table-column">
      <style:table-column-properties style:column-width="9.008cm" style:rel-column-width="35755*"/>
    </style:style>
    <style:style style:name="Table2.1" style:family="table-row">
      <style:table-row-properties fo:keep-together="auto"/>
    </style:style>
    <style:style style:name="Table2.A1" style:family="table-cell">
      <style:table-cell-properties fo:padding="0cm" fo:border="none"/>
    </style:style>
    <style:style style:name="MP1" style:family="paragraph" style:parent-style-name="Footer">
      <style:paragraph-properties fo:text-align="end" style:justify-single-word="false"/>
    </style:style>
    <style:style style:name="MT1" style:family="text">
      <style:text-properties style:font-name="Cambria" fo:font-size="11pt" style:font-name-asian="宋体" style:font-size-asian="11pt" style:font-size-complex="11pt"/>
    </style:style>
    <style:style style:name="MT2" style:family="text"/>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fo:border="4.51pt solid #2e74b5" fo:padding-top="0.035cm" fo:padding-bottom="0.035cm" fo:padding-left="0.141cm" fo:padding-right="0.14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Footer">[Type here]<text:tab/>[Type here]<text:tab/>[Type here]</text:p>
      </style:footer>
    </style:master-page>
    <style:master-page style:name="Converted1" style:page-layout-name="Mpm1">
      <style:footer>
        <table:table table:name="Table2" table:style-name="Table2">
          <table:table-column table:style-name="Table2.A"/>
          <table:table-column table:style-name="Table2.B"/>
          <table:table-row table:style-name="Table2.1">
            <table:table-cell table:style-name="Table2.A1" office:value-type="string">
              <text:p text:style-name="Footer">Inf2C – Software Engineering. Coursework 1. Requirements Engineering |<text:span text:style-name="Heading_20_2_20_Char"><text:span text:style-name="MT1"> </text:span></text:span></text:p>
            </table:table-cell>
            <table:table-cell table:style-name="Table2.A1" office:value-type="string">
              <text:p text:style-name="MP1">Page <text:page-number style:num-format="1" text:select-page="current">13</text:page-number> of <text:s/><field:fieldmark-start text:name="__Fieldmark__16_268633088" field:type="SECTIONPAGES  \* Arabic  \* MERGEFORMAT"/><field:fieldmark-end/>9</text:p>
            </table:table-cell>
          </table:table-row>
        </table:table>
        <text:p text:style-name="Footer"/>
      </style:footer>
    </style:master-page>
    <style:master-page style:name="Converted2" style:page-layout-name="Mpm3" style:next-style-name="Converted1">
      <style:footer>
        <text:p text:style-name="Footer">Inf2C – Software Engineering. Coursework 1. Requirements Engineering | <text:span text:style-name="Placeholder_20_Text">[</text:span>Your Name<text:span text:style-name="Placeholder_20_Text">]</text:span><text:tab/>Page <text:page-number style:num-format="1" text:select-page="current">0</text:page-number> of <text:page-count style:num-format="1">15</text:page-count></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2C – Software Engineering. Coursework 1. Requirements Engineering</dc:title>
    <dc:creator>Tianyu Wang</dc:creator>
    <meta:editing-cycles>14</meta:editing-cycles>
    <meta:creation-date>2017-10-11T16:38:00</meta:creation-date>
    <dc:date>2017-10-15T16:12:13.132210276</dc:date>
    <meta:editing-duration>PT1H44M3S</meta:editing-duration>
    <meta:generator>LibreOffice/5.0.6.2$Linux_X86_64 LibreOffice_project/00$Build-2</meta:generator>
    <meta:document-statistic meta:table-count="2" meta:image-count="0" meta:object-count="0" meta:page-count="15" meta:paragraph-count="170" meta:word-count="1833" meta:character-count="10298" meta:non-whitespace-character-count="87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40221229991</meta:user-defined>
    <meta:template xlink:type="simple" xlink:actuate="onRequest" xlink:title="Term paper" xlink:href=""/>
  </office:meta>
</office:document-meta>
</file>